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Mono PS" svg:font-family="'Nimbus Mono PS'" style:font-family-generic="modern" style:font-pitch="fixed"/>
    <style:font-face style:name="Nimbus Roman" svg:font-family="'Nimbus Roman'" style:font-pitch="fixed"/>
    <style:font-face style:name="Nimbus Roman1" svg:font-family="'Nimbus Roman'" style:font-pitch="variable"/>
    <style:font-face style:name="Nimbus Roman2"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margin-left="0in" fo:line-height="100%" fo:text-indent="0in" style:auto-text-indent="false"/>
      <style:text-properties style:font-name="Nimbus Roman1" fo:font-size="11pt" officeooo:rsid="00191aa8" officeooo:paragraph-rsid="0012769a" style:font-size-asian="9.60000038146973pt" style:font-size-complex="11pt"/>
    </style:style>
    <style:style style:name="P2" style:family="paragraph" style:parent-style-name="Standard">
      <style:paragraph-properties fo:margin-left="0in" fo:line-height="100%" fo:text-indent="0in" style:auto-text-indent="false"/>
      <style:text-properties style:font-name="Nimbus Roman1" fo:font-size="11pt" officeooo:rsid="00191aa8" officeooo:paragraph-rsid="00191aa8" style:font-size-asian="9.60000038146973pt" style:font-size-complex="11pt"/>
    </style:style>
    <style:style style:name="P3" style:family="paragraph" style:parent-style-name="Standard">
      <style:paragraph-properties fo:margin-left="0in" fo:line-height="100%" fo:text-indent="0in" style:auto-text-indent="false"/>
      <style:text-properties style:font-name="Nimbus Roman1" fo:font-size="11pt" officeooo:rsid="0012769a" officeooo:paragraph-rsid="0012769a" style:font-size-asian="9.60000038146973pt" style:font-size-complex="11pt"/>
    </style:style>
    <style:style style:name="P4" style:family="paragraph" style:parent-style-name="Standard">
      <style:paragraph-properties fo:margin-left="0in" fo:line-height="100%" fo:text-indent="0in" style:auto-text-indent="false"/>
      <style:text-properties style:font-name="Nimbus Roman1" fo:font-size="11pt" officeooo:rsid="00249101" officeooo:paragraph-rsid="00249101" style:font-size-asian="9.60000038146973pt" style:font-size-complex="11pt"/>
    </style:style>
    <style:style style:name="P5" style:family="paragraph" style:parent-style-name="Standard">
      <style:paragraph-properties fo:margin-left="0in" fo:line-height="100%" fo:text-indent="0in" style:auto-text-indent="false"/>
      <style:text-properties style:font-name="Nimbus Roman1" fo:font-size="11pt" officeooo:rsid="004d6357" officeooo:paragraph-rsid="004d6357" style:font-size-asian="9.60000038146973pt" style:font-size-complex="11pt"/>
    </style:style>
    <style:style style:name="P6" style:family="paragraph" style:parent-style-name="Text_20_body">
      <style:paragraph-properties fo:margin-left="0in" fo:line-height="100%" fo:text-align="justify" style:justify-single-word="false" fo:text-indent="0in" style:auto-text-indent="false"/>
      <style:text-properties style:font-name="Nimbus Roman1" fo:font-size="11pt" officeooo:paragraph-rsid="0015bba4" style:font-size-asian="11pt" style:font-size-complex="11pt"/>
    </style:style>
    <style:style style:name="P7" style:family="paragraph" style:parent-style-name="Standard">
      <style:paragraph-properties fo:line-height="100%" fo:text-align="justify" style:justify-single-word="false"/>
      <style:text-properties style:font-name="Nimbus Roman1" fo:font-size="11pt" officeooo:rsid="0010e61b" officeooo:paragraph-rsid="004e959c" style:font-size-asian="11pt" style:font-size-complex="11pt"/>
    </style:style>
    <style:style style:name="P8" style:family="paragraph" style:parent-style-name="Standard">
      <style:paragraph-properties fo:line-height="100%"/>
      <style:text-properties style:font-name="Nimbus Roman1" fo:font-size="11pt" officeooo:rsid="004e959c" officeooo:paragraph-rsid="004e959c" style:font-size-asian="11pt" style:font-size-complex="11pt"/>
    </style:style>
    <style:style style:name="P9" style:family="paragraph" style:parent-style-name="Standard">
      <style:paragraph-properties fo:line-height="100%" fo:text-align="justify" style:justify-single-word="false"/>
      <style:text-properties style:font-name="Nimbus Roman1" fo:font-size="11pt" officeooo:rsid="004e959c" officeooo:paragraph-rsid="004e959c" style:font-size-asian="11pt" style:font-size-complex="11pt"/>
    </style:style>
    <style:style style:name="P10" style:family="paragraph" style:parent-style-name="Preformatted_20_Text">
      <style:paragraph-properties fo:margin-left="0in" fo:margin-top="0in" fo:margin-bottom="0.1965in" style:contextual-spacing="false" fo:line-height="100%" fo:text-indent="0in" style:auto-text-indent="false"/>
      <style:text-properties style:font-name="Nimbus Roman1" fo:font-size="11pt" fo:font-weight="normal" officeooo:rsid="0020ded8" officeooo:paragraph-rsid="003e2a94" style:font-size-asian="9.60000038146973pt" style:font-weight-asian="normal" style:font-size-complex="11pt" style:font-weight-complex="normal"/>
    </style:style>
    <style:style style:name="P11" style:family="paragraph" style:parent-style-name="Preformatted_20_Text">
      <style:paragraph-properties fo:margin-left="0in" fo:margin-top="0in" fo:margin-bottom="0.1965in" style:contextual-spacing="false" fo:line-height="100%" fo:text-align="justify" style:justify-single-word="false" fo:text-indent="0in" style:auto-text-indent="false"/>
      <style:text-properties style:font-name="Nimbus Roman1" fo:font-size="11pt" fo:font-weight="normal" officeooo:rsid="0020ded8" officeooo:paragraph-rsid="003e2a94" style:font-size-asian="9.60000038146973pt" style:font-weight-asian="normal" style:font-size-complex="11pt" style:font-weight-complex="normal"/>
    </style:style>
    <style:style style:name="P12" style:family="paragraph" style:parent-style-name="Preformatted_20_Text">
      <style:paragraph-properties fo:margin-left="0in" fo:margin-top="0in" fo:margin-bottom="0.1965in" style:contextual-spacing="false" fo:line-height="100%" fo:text-align="justify" style:justify-single-word="false" fo:text-indent="0in" style:auto-text-indent="false"/>
      <style:text-properties style:font-name="Nimbus Roman1" fo:font-size="11pt" fo:font-weight="normal" officeooo:rsid="002d2641" officeooo:paragraph-rsid="002d2641" style:font-size-asian="9.60000038146973pt" style:font-weight-asian="normal" style:font-size-complex="11pt" style:font-weight-complex="normal"/>
    </style:style>
    <style:style style:name="P13" style:family="paragraph" style:parent-style-name="Preformatted_20_Text">
      <style:paragraph-properties fo:margin-left="0in" fo:margin-top="0in" fo:margin-bottom="0.1965in" style:contextual-spacing="false" fo:line-height="100%" fo:text-align="justify" style:justify-single-word="false" fo:text-indent="0in" style:auto-text-indent="false"/>
      <style:text-properties style:font-name="Nimbus Roman1" fo:font-size="11pt" fo:font-weight="normal" officeooo:rsid="00312e08" officeooo:paragraph-rsid="00312e08" style:font-size-asian="9.60000038146973pt" style:font-weight-asian="normal" style:font-size-complex="11pt" style:font-weight-complex="normal"/>
    </style:style>
    <style:style style:name="P14" style:family="paragraph" style:parent-style-name="Standard">
      <style:paragraph-properties fo:margin-left="0in" fo:line-height="100%" fo:text-align="start" style:justify-single-word="false" fo:text-indent="0in" style:auto-text-indent="false"/>
      <style:text-properties style:font-name="Nimbus Roman1" fo:font-size="11pt" fo:font-weight="normal" officeooo:rsid="004d69f2" officeooo:paragraph-rsid="004d69f2" style:font-size-asian="9.60000038146973pt" style:font-weight-asian="normal" style:font-size-complex="11pt" style:font-weight-complex="normal"/>
    </style:style>
    <style:style style:name="P15" style:family="paragraph" style:parent-style-name="Preformatted_20_Text">
      <style:paragraph-properties fo:margin-left="0in" fo:margin-top="0in" fo:margin-bottom="0.1965in" style:contextual-spacing="false" fo:line-height="100%" fo:text-indent="0in" style:auto-text-indent="false"/>
      <style:text-properties style:font-name="Nimbus Roman1" fo:font-size="13pt" fo:font-weight="bold" officeooo:rsid="00226fa5" officeooo:paragraph-rsid="00226fa5" style:font-size-asian="13pt" style:font-weight-asian="bold" style:font-size-complex="13pt" style:font-weight-complex="bold"/>
    </style:style>
    <style:style style:name="P16" style:family="paragraph" style:parent-style-name="Standard">
      <style:paragraph-properties fo:margin-left="0in" fo:line-height="100%" fo:text-indent="0in" style:auto-text-indent="false"/>
      <style:text-properties style:font-name="Nimbus Roman1" fo:font-size="13pt" fo:font-weight="bold" officeooo:rsid="0012769a" officeooo:paragraph-rsid="0012769a" style:font-size-asian="13pt" style:font-weight-asian="bold" style:font-size-complex="13pt" style:font-weight-complex="bold"/>
    </style:style>
    <style:style style:name="P17" style:family="paragraph" style:parent-style-name="Standard">
      <style:paragraph-properties fo:margin-left="0in" fo:line-height="100%" fo:text-align="justify" style:justify-single-word="false" fo:text-indent="0in" style:auto-text-indent="false"/>
      <style:text-properties style:font-name="Nimbus Roman1" fo:font-size="13pt" fo:font-weight="bold" officeooo:rsid="0012769a" officeooo:paragraph-rsid="0012769a" style:font-size-asian="13pt" style:font-weight-asian="bold" style:font-size-complex="13pt" style:font-weight-complex="bold"/>
    </style:style>
    <style:style style:name="P18" style:family="paragraph" style:parent-style-name="Standard">
      <style:paragraph-properties fo:margin-left="0in" fo:line-height="100%" fo:text-align="start" style:justify-single-word="false" fo:text-indent="0in" style:auto-text-indent="false"/>
      <style:text-properties style:font-name="Nimbus Roman1" fo:font-size="13pt" fo:font-weight="bold" officeooo:rsid="0012769a" officeooo:paragraph-rsid="0012769a" style:font-size-asian="13pt" style:font-weight-asian="bold" style:font-size-complex="13pt" style:font-weight-complex="bold"/>
    </style:style>
    <style:style style:name="P19" style:family="paragraph" style:parent-style-name="Text_20_body">
      <style:paragraph-properties fo:margin-left="0in" fo:line-height="100%" fo:text-align="justify" style:justify-single-word="false" fo:text-indent="0in" style:auto-text-indent="false"/>
      <style:text-properties style:font-name="Nimbus Roman1" fo:font-size="13pt" fo:font-weight="bold" officeooo:rsid="0015bba4" officeooo:paragraph-rsid="0015bba4" style:font-size-asian="13pt" style:font-weight-asian="bold" style:font-size-complex="13pt" style:font-weight-complex="bold"/>
    </style:style>
    <style:style style:name="P20" style:family="paragraph" style:parent-style-name="Preformatted_20_Text">
      <style:paragraph-properties fo:margin-left="0in" fo:margin-top="0in" fo:margin-bottom="0.1965in" style:contextual-spacing="false" fo:line-height="100%" fo:text-align="justify" style:justify-single-word="false" fo:text-indent="0in" style:auto-text-indent="false"/>
      <style:text-properties style:font-name="Nimbus Roman1" officeooo:rsid="001e7dfe" officeooo:paragraph-rsid="001e7dfe"/>
    </style:style>
    <style:style style:name="P21" style:family="paragraph" style:parent-style-name="Preformatted_20_Text">
      <style:paragraph-properties fo:margin-left="0in" fo:margin-top="0in" fo:margin-bottom="0.1965in" style:contextual-spacing="false" fo:line-height="100%" fo:text-indent="0in" style:auto-text-indent="false"/>
      <style:text-properties style:font-name="Nimbus Roman1" fo:font-size="12pt" fo:font-weight="bold" officeooo:rsid="001f14d7" officeooo:paragraph-rsid="001f14d7" style:font-size-asian="12pt" style:font-weight-asian="bold" style:font-size-complex="12pt" style:font-weight-complex="bold"/>
    </style:style>
    <style:style style:name="P22" style:family="paragraph" style:parent-style-name="Preformatted_20_Text">
      <style:paragraph-properties fo:margin-left="0in" fo:margin-top="0in" fo:margin-bottom="0.1965in" style:contextual-spacing="false" fo:line-height="100%" fo:text-indent="0in" style:auto-text-indent="false"/>
      <style:text-properties style:font-name="Nimbus Roman1" fo:font-size="12pt" fo:font-weight="bold" officeooo:rsid="002d2641" officeooo:paragraph-rsid="002d2641" style:font-size-asian="12pt" style:font-weight-asian="bold" style:font-size-complex="12pt" style:font-weight-complex="bold"/>
    </style:style>
    <style:style style:name="P23" style:family="paragraph" style:parent-style-name="Text_20_body">
      <style:paragraph-properties fo:margin-left="0in" fo:line-height="100%" fo:text-align="justify" style:justify-single-word="false" fo:text-indent="0in" style:auto-text-indent="false"/>
      <style:text-properties style:font-name="Nimbus Roman1" fo:font-size="12pt" fo:font-weight="bold" officeooo:rsid="00191aa8" officeooo:paragraph-rsid="00191aa8" style:font-size-asian="12pt" style:font-weight-asian="bold" style:font-size-complex="12pt" style:font-weight-complex="bold"/>
    </style:style>
    <style:style style:name="P24" style:family="paragraph" style:parent-style-name="Standard">
      <style:paragraph-properties fo:margin-left="0in" fo:line-height="100%" fo:text-align="start" style:justify-single-word="false" fo:text-indent="0in" style:auto-text-indent="false"/>
      <style:text-properties style:font-name="Nimbus Roman1" fo:font-size="12pt" fo:font-weight="bold" officeooo:rsid="004d69f2" officeooo:paragraph-rsid="004d69f2" style:font-size-asian="10.5pt" style:font-weight-asian="bold" style:font-size-complex="12pt" style:font-weight-complex="bold"/>
    </style:style>
    <style:style style:name="P25" style:family="paragraph" style:parent-style-name="Preformatted_20_Text">
      <style:paragraph-properties fo:margin-left="0in" fo:margin-top="0in" fo:margin-bottom="0.1965in" style:contextual-spacing="false" fo:line-height="100%" fo:text-align="justify" style:justify-single-word="false" fo:text-indent="0in" style:auto-text-indent="false"/>
      <style:text-properties style:font-name="Nimbus Roman1" officeooo:rsid="00100b8f" officeooo:paragraph-rsid="001e7dfe"/>
    </style:style>
    <style:style style:name="P26" style:family="paragraph" style:parent-style-name="Preformatted_20_Text">
      <style:paragraph-properties fo:margin-left="0in" fo:margin-top="0in" fo:margin-bottom="0.1965in" style:contextual-spacing="false" fo:line-height="100%" fo:text-indent="0in" style:auto-text-indent="false"/>
      <style:text-properties style:font-name="Nimbus Roman1" officeooo:rsid="003e2a94" officeooo:paragraph-rsid="003e2a94"/>
    </style:style>
    <style:style style:name="P27" style:family="paragraph" style:parent-style-name="Preformatted_20_Text">
      <style:paragraph-properties fo:margin-left="0in" fo:margin-top="0in" fo:margin-bottom="0.1965in" style:contextual-spacing="false" fo:line-height="100%" fo:text-align="justify" style:justify-single-word="false" fo:text-indent="0in" style:auto-text-indent="false"/>
      <style:text-properties style:font-name="Nimbus Roman1" officeooo:paragraph-rsid="001ca687"/>
    </style:style>
    <style:style style:name="P28" style:family="paragraph" style:parent-style-name="Standard">
      <style:paragraph-properties fo:margin-left="0in" fo:line-height="100%" fo:text-align="start" style:justify-single-word="false" fo:text-indent="0in" style:auto-text-indent="false"/>
      <style:text-properties style:font-name="FreeMono" fo:font-size="12pt" officeooo:rsid="000e1168" officeooo:paragraph-rsid="0012769a" style:font-size-asian="12pt" style:font-size-complex="12pt"/>
    </style:style>
    <style:style style:name="P29" style:family="paragraph" style:parent-style-name="Standard">
      <style:paragraph-properties fo:margin-left="0in" fo:line-height="100%" fo:text-indent="0in" style:auto-text-indent="false"/>
      <style:text-properties style:font-name="FreeMono" fo:font-size="13pt" officeooo:rsid="000e1168" officeooo:paragraph-rsid="0012769a" style:font-size-asian="13pt" style:font-size-complex="13pt"/>
    </style:style>
    <style:style style:name="P30" style:family="paragraph" style:parent-style-name="Standard">
      <style:paragraph-properties fo:line-height="100%"/>
      <style:text-properties style:font-name="Times New Roman" fo:font-size="11pt" officeooo:rsid="001c298b" officeooo:paragraph-rsid="00235e13" style:font-size-asian="11pt" style:font-size-complex="11pt"/>
    </style:style>
    <style:style style:name="P31" style:family="paragraph" style:parent-style-name="Standard">
      <style:paragraph-properties fo:line-height="100%"/>
      <style:text-properties style:font-name="Times New Roman" fo:font-size="11pt" officeooo:rsid="00235e13" officeooo:paragraph-rsid="00235e13" style:font-size-asian="11pt" style:font-size-complex="11pt"/>
    </style:style>
    <style:style style:name="P32" style:family="paragraph" style:parent-style-name="Standard">
      <style:paragraph-properties fo:line-height="100%"/>
      <style:text-properties style:font-name="Times New Roman" fo:font-size="11pt" officeooo:rsid="0029a388" officeooo:paragraph-rsid="0029a388" style:font-size-asian="11pt" style:font-size-complex="11pt"/>
    </style:style>
    <style:style style:name="P33" style:family="paragraph" style:parent-style-name="Standard">
      <style:paragraph-properties fo:line-height="100%"/>
      <style:text-properties fo:font-size="11pt" officeooo:paragraph-rsid="00369f55" style:font-size-asian="11pt" style:font-size-complex="11pt"/>
    </style:style>
    <style:style style:name="P34" style:family="paragraph" style:parent-style-name="Standard">
      <style:paragraph-properties fo:line-height="100%"/>
      <style:text-properties fo:font-size="11pt" officeooo:paragraph-rsid="00384154" style:font-size-asian="11pt" style:font-size-complex="11pt"/>
    </style:style>
    <style:style style:name="P35" style:family="paragraph" style:parent-style-name="Standard">
      <style:paragraph-properties fo:line-height="100%"/>
      <style:text-properties fo:font-size="11pt" officeooo:paragraph-rsid="0039b9f0" style:font-size-asian="11pt" style:font-size-complex="11pt"/>
    </style:style>
    <style:style style:name="P36" style:family="paragraph" style:parent-style-name="Standard">
      <style:paragraph-properties fo:line-height="100%"/>
      <style:text-properties fo:font-size="11pt" officeooo:paragraph-rsid="003a7a2a" style:font-size-asian="11pt" style:font-size-complex="11pt"/>
    </style:style>
    <style:style style:name="P37" style:family="paragraph" style:parent-style-name="Standard">
      <style:paragraph-properties fo:line-height="100%"/>
      <style:text-properties fo:font-size="11pt" officeooo:paragraph-rsid="003e2a94" style:font-size-asian="11pt" style:font-size-complex="11pt"/>
    </style:style>
    <style:style style:name="P38" style:family="paragraph" style:parent-style-name="Standard">
      <style:paragraph-properties fo:line-height="100%"/>
      <style:text-properties fo:font-size="11pt" officeooo:paragraph-rsid="003a924f" style:font-size-asian="11pt" style:font-size-complex="11pt"/>
    </style:style>
    <style:style style:name="P39" style:family="paragraph" style:parent-style-name="Standard">
      <style:paragraph-properties fo:line-height="100%" fo:text-align="justify" style:justify-single-word="false"/>
      <style:text-properties fo:font-size="11pt" officeooo:paragraph-rsid="00300751" style:font-size-asian="11pt" style:font-size-complex="11pt"/>
    </style:style>
    <style:style style:name="P40" style:family="paragraph" style:parent-style-name="Standard">
      <style:paragraph-properties fo:line-height="100%" fo:text-align="justify" style:justify-single-word="false"/>
      <style:text-properties fo:font-size="11pt" officeooo:paragraph-rsid="00369f55" style:font-size-asian="11pt" style:font-size-complex="11pt"/>
    </style:style>
    <style:style style:name="P41" style:family="paragraph" style:parent-style-name="Standard">
      <style:paragraph-properties fo:line-height="100%" fo:text-align="justify" style:justify-single-word="false"/>
      <style:text-properties fo:font-size="11pt" officeooo:paragraph-rsid="00384154" style:font-size-asian="11pt" style:font-size-complex="11pt"/>
    </style:style>
    <style:style style:name="P42" style:family="paragraph" style:parent-style-name="Standard">
      <style:paragraph-properties fo:line-height="100%" fo:text-align="justify" style:justify-single-word="false"/>
      <style:text-properties fo:font-size="11pt" officeooo:paragraph-rsid="0039b9f0" style:font-size-asian="11pt" style:font-size-complex="11pt"/>
    </style:style>
    <style:style style:name="P43" style:family="paragraph" style:parent-style-name="Standard">
      <style:paragraph-properties fo:line-height="100%" fo:text-align="justify" style:justify-single-word="false"/>
      <style:text-properties fo:font-size="11pt" officeooo:paragraph-rsid="003a7a2a" style:font-size-asian="11pt" style:font-size-complex="11pt"/>
    </style:style>
    <style:style style:name="P44" style:family="paragraph" style:parent-style-name="Standard">
      <style:paragraph-properties fo:line-height="100%" fo:text-align="justify" style:justify-single-word="false"/>
      <style:text-properties fo:font-size="11pt" officeooo:paragraph-rsid="003a924f" style:font-size-asian="11pt" style:font-size-complex="11pt"/>
    </style:style>
    <style:style style:name="P45" style:family="paragraph" style:parent-style-name="Standard">
      <style:paragraph-properties fo:line-height="100%" fo:text-align="justify" style:justify-single-word="false"/>
      <style:text-properties fo:font-size="11pt" officeooo:paragraph-rsid="003e2a94" style:font-size-asian="11pt" style:font-size-complex="11pt"/>
    </style:style>
    <style:style style:name="P46" style:family="paragraph" style:parent-style-name="Standard">
      <style:paragraph-properties fo:line-height="100%"/>
      <style:text-properties fo:font-size="11pt" officeooo:rsid="00360e25" officeooo:paragraph-rsid="00360e25" style:font-size-asian="11pt" style:font-size-complex="11pt"/>
    </style:style>
    <style:style style:name="P47" style:family="paragraph" style:parent-style-name="Standard">
      <style:paragraph-properties fo:line-height="100%"/>
      <style:text-properties fo:font-size="11pt" officeooo:rsid="00369f55" officeooo:paragraph-rsid="00369f55" style:font-size-asian="11pt" style:font-size-complex="11pt"/>
    </style:style>
    <style:style style:name="P48" style:family="paragraph" style:parent-style-name="Standard">
      <style:paragraph-properties fo:line-height="100%"/>
      <style:text-properties fo:font-size="11pt" officeooo:rsid="003b93e4" officeooo:paragraph-rsid="003b93e4" style:font-size-asian="11pt" style:font-size-complex="11pt"/>
    </style:style>
    <style:style style:name="P49" style:family="paragraph" style:parent-style-name="Standard">
      <style:paragraph-properties fo:line-height="100%"/>
      <style:text-properties fo:font-size="11pt" officeooo:rsid="00276463" officeooo:paragraph-rsid="003e2a94" style:font-size-asian="11pt" style:font-size-complex="11pt"/>
    </style:style>
    <style:style style:name="P50" style:family="paragraph" style:parent-style-name="Standard">
      <style:paragraph-properties fo:line-height="100%" fo:text-align="justify" style:justify-single-word="false"/>
      <style:text-properties fo:font-size="11pt" officeooo:rsid="00276463" officeooo:paragraph-rsid="003e2a94" style:font-size-asian="11pt" style:font-size-complex="11pt"/>
    </style:style>
    <style:style style:name="P51" style:family="paragraph" style:parent-style-name="Standard">
      <style:paragraph-properties fo:line-height="100%" fo:text-align="justify" style:justify-single-word="false"/>
      <style:text-properties fo:font-size="11pt" officeooo:rsid="00276463" officeooo:paragraph-rsid="003f4224" style:font-size-asian="11pt" style:font-size-complex="11pt"/>
    </style:style>
    <style:style style:name="P52" style:family="paragraph" style:parent-style-name="Standard">
      <style:paragraph-properties fo:line-height="100%"/>
      <style:text-properties fo:font-size="11pt" officeooo:rsid="002813b4" officeooo:paragraph-rsid="003e2a94" style:font-size-asian="11pt" style:font-size-complex="11pt"/>
    </style:style>
    <style:style style:name="P53" style:family="paragraph" style:parent-style-name="Standard">
      <style:paragraph-properties fo:line-height="100%" fo:text-align="justify" style:justify-single-word="false"/>
      <style:text-properties fo:font-size="11pt" officeooo:rsid="002813b4" officeooo:paragraph-rsid="003e2a94" style:font-size-asian="11pt" style:font-size-complex="11pt"/>
    </style:style>
    <style:style style:name="P54" style:family="paragraph" style:parent-style-name="Standard">
      <style:paragraph-properties fo:line-height="100%"/>
      <style:text-properties fo:font-size="11pt" officeooo:rsid="0041feae" officeooo:paragraph-rsid="0041feae" style:font-size-asian="11pt" style:font-size-complex="11pt"/>
    </style:style>
    <style:style style:name="P55" style:family="paragraph" style:parent-style-name="Standard">
      <style:paragraph-properties fo:line-height="100%" fo:text-align="justify" style:justify-single-word="false"/>
      <style:text-properties fo:font-size="11pt" officeooo:rsid="0041feae" officeooo:paragraph-rsid="0041feae" style:font-size-asian="11pt" style:font-size-complex="11pt"/>
    </style:style>
    <style:style style:name="P56" style:family="paragraph" style:parent-style-name="Standard">
      <style:paragraph-properties fo:line-height="100%"/>
      <style:text-properties fo:font-size="11pt" officeooo:rsid="0024ba00" officeooo:paragraph-rsid="00439ddd" style:font-size-asian="11pt" style:font-size-complex="11pt"/>
    </style:style>
    <style:style style:name="P57" style:family="paragraph" style:parent-style-name="Standard">
      <style:paragraph-properties fo:line-height="100%" fo:text-align="justify" style:justify-single-word="false"/>
      <style:text-properties fo:font-size="11pt" officeooo:rsid="0024ba00" officeooo:paragraph-rsid="00439ddd" style:font-size-asian="11pt" style:font-size-complex="11pt"/>
    </style:style>
    <style:style style:name="P58" style:family="paragraph" style:parent-style-name="Standard">
      <style:paragraph-properties fo:line-height="100%" fo:text-align="justify" style:justify-single-word="false"/>
      <style:text-properties fo:font-size="11pt" officeooo:rsid="0024ba00" officeooo:paragraph-rsid="004782cf" style:font-size-asian="11pt" style:font-size-complex="11pt"/>
    </style:style>
    <style:style style:name="P59" style:family="paragraph" style:parent-style-name="Standard">
      <style:paragraph-properties fo:line-height="100%"/>
      <style:text-properties fo:font-size="11pt" officeooo:rsid="0024cf65" officeooo:paragraph-rsid="00439ddd" style:font-size-asian="11pt" style:font-size-complex="11pt"/>
    </style:style>
    <style:style style:name="P60" style:family="paragraph" style:parent-style-name="Standard">
      <style:paragraph-properties fo:line-height="100%" fo:text-align="justify" style:justify-single-word="false"/>
      <style:text-properties fo:font-size="11pt" officeooo:rsid="0024cf65" officeooo:paragraph-rsid="00439ddd" style:font-size-asian="11pt" style:font-size-complex="11pt"/>
    </style:style>
    <style:style style:name="P61" style:family="paragraph" style:parent-style-name="Standard">
      <style:paragraph-properties fo:line-height="100%"/>
      <style:text-properties fo:font-size="11pt" officeooo:rsid="004782cf" officeooo:paragraph-rsid="004782cf" style:font-size-asian="11pt" style:font-size-complex="11pt"/>
    </style:style>
    <style:style style:name="P62" style:family="paragraph" style:parent-style-name="Standard">
      <style:paragraph-properties fo:line-height="100%" fo:text-align="justify" style:justify-single-word="false"/>
      <style:text-properties fo:font-size="11pt" officeooo:rsid="004782cf" officeooo:paragraph-rsid="004782cf" style:font-size-asian="11pt" style:font-size-complex="11pt"/>
    </style:style>
    <style:style style:name="P63" style:family="paragraph" style:parent-style-name="Standard">
      <style:paragraph-properties fo:line-height="100%" fo:text-align="justify" style:justify-single-word="false"/>
      <style:text-properties fo:font-size="11pt" officeooo:rsid="004b4393" officeooo:paragraph-rsid="004b4393" style:font-size-asian="11pt" style:font-size-complex="11pt"/>
    </style:style>
    <style:style style:name="P64" style:family="paragraph" style:parent-style-name="Standard">
      <style:paragraph-properties fo:line-height="100%" fo:text-align="justify" style:justify-single-word="false"/>
      <style:text-properties fo:font-size="11pt" officeooo:rsid="00327ca5" officeooo:paragraph-rsid="003745ba" style:font-size-asian="11pt" style:font-size-complex="11pt"/>
    </style:style>
    <style:style style:name="P65" style:family="paragraph" style:parent-style-name="Standard">
      <style:paragraph-properties fo:line-height="100%" fo:text-align="justify" style:justify-single-word="false"/>
      <style:text-properties fo:font-size="11pt" officeooo:rsid="0039b9f0" officeooo:paragraph-rsid="0039b9f0" style:font-size-asian="11pt" style:font-size-complex="11pt"/>
    </style:style>
    <style:style style:name="P66" style:family="paragraph" style:parent-style-name="Standard">
      <style:paragraph-properties fo:line-height="100%" fo:text-align="justify" style:justify-single-word="false"/>
      <style:text-properties fo:font-size="11pt" officeooo:rsid="003a7a2a" officeooo:paragraph-rsid="003a7a2a" style:font-size-asian="11pt" style:font-size-complex="11pt"/>
    </style:style>
    <style:style style:name="P67" style:family="paragraph" style:parent-style-name="Standard">
      <style:paragraph-properties fo:line-height="100%" fo:text-align="justify" style:justify-single-word="false"/>
      <style:text-properties fo:font-size="11pt" fo:font-weight="normal" officeooo:rsid="00439ddd" officeooo:paragraph-rsid="00439ddd" style:font-size-asian="11pt" style:font-weight-asian="normal" style:font-size-complex="11pt" style:font-weight-complex="normal"/>
    </style:style>
    <style:style style:name="P68" style:family="paragraph" style:parent-style-name="Standard">
      <style:paragraph-properties fo:line-height="100%"/>
      <style:text-properties fo:font-size="11pt" officeooo:rsid="004e959c" officeooo:paragraph-rsid="004e959c" style:font-size-asian="9.60000038146973pt" style:font-size-complex="11pt"/>
    </style:style>
    <style:style style:name="P69" style:family="paragraph" style:parent-style-name="Standard">
      <style:paragraph-properties fo:line-height="100%"/>
      <style:text-properties fo:font-size="12pt" fo:font-weight="bold" officeooo:rsid="003b93e4" officeooo:paragraph-rsid="003b93e4" style:font-size-asian="12pt" style:font-weight-asian="bold" style:font-size-complex="12pt" style:font-weight-complex="bold"/>
    </style:style>
    <style:style style:name="P70" style:family="paragraph" style:parent-style-name="Standard">
      <style:paragraph-properties fo:line-height="100%"/>
      <style:text-properties fo:font-size="12pt" fo:font-weight="bold" officeooo:rsid="00439ddd" officeooo:paragraph-rsid="00439ddd" style:font-size-asian="12pt" style:font-weight-asian="bold" style:font-size-complex="12pt" style:font-weight-complex="bold"/>
    </style:style>
    <style:style style:name="P71" style:family="paragraph" style:parent-style-name="Standard">
      <style:paragraph-properties fo:line-height="100%"/>
      <style:text-properties fo:font-size="12pt" fo:font-weight="bold" officeooo:rsid="004782cf" officeooo:paragraph-rsid="004782cf" style:font-size-asian="12pt" style:font-weight-asian="bold" style:font-size-complex="12pt" style:font-weight-complex="bold"/>
    </style:style>
    <style:style style:name="P72" style:family="paragraph" style:parent-style-name="Standard">
      <style:paragraph-properties fo:line-height="100%"/>
      <style:text-properties fo:font-size="12pt" officeooo:rsid="00347a76" officeooo:paragraph-rsid="00347a76" style:font-size-asian="12pt" style:font-size-complex="12pt"/>
    </style:style>
    <style:style style:name="P73" style:family="paragraph" style:parent-style-name="Standard">
      <style:paragraph-properties fo:line-height="100%"/>
      <style:text-properties fo:font-size="12pt" officeooo:rsid="00369f55" officeooo:paragraph-rsid="00369f55" style:font-size-asian="12pt" style:font-size-complex="12pt"/>
    </style:style>
    <style:style style:name="P74" style:family="paragraph" style:parent-style-name="Standard">
      <style:paragraph-properties fo:line-height="100%"/>
      <style:text-properties fo:font-size="12pt" fo:font-weight="normal" officeooo:rsid="00439ddd" officeooo:paragraph-rsid="00439ddd" style:font-size-asian="12pt" style:font-weight-asian="normal" style:font-size-complex="12pt" style:font-weight-complex="normal"/>
    </style:style>
    <style:style style:name="P75" style:family="paragraph" style:parent-style-name="Text_20_body">
      <style:paragraph-properties fo:margin-left="0in" fo:line-height="100%" fo:text-align="justify" style:justify-single-word="false" fo:text-indent="0in" style:auto-text-indent="false"/>
      <style:text-properties officeooo:paragraph-rsid="000d04c2"/>
    </style:style>
    <style:style style:name="P76" style:family="paragraph" style:parent-style-name="Text_20_body">
      <style:paragraph-properties fo:margin-left="0in" fo:line-height="100%" fo:text-align="justify" style:justify-single-word="false" fo:text-indent="0in" style:auto-text-indent="false"/>
      <style:text-properties officeooo:paragraph-rsid="002d2641"/>
    </style:style>
    <style:style style:name="P77" style:family="paragraph" style:parent-style-name="Standard">
      <style:paragraph-properties fo:line-height="100%"/>
      <style:text-properties officeooo:rsid="004782cf" officeooo:paragraph-rsid="004782cf"/>
    </style:style>
    <style:style style:name="P78" style:family="paragraph" style:parent-style-name="Standard">
      <style:paragraph-properties fo:line-height="100%" fo:text-align="justify" style:justify-single-word="false"/>
      <style:text-properties officeooo:rsid="004782cf" officeooo:paragraph-rsid="004782cf"/>
    </style:style>
    <style:style style:name="P79" style:family="paragraph" style:parent-style-name="Standard">
      <style:paragraph-properties fo:line-height="100%"/>
      <style:text-properties fo:font-size="13pt" fo:font-weight="bold" officeooo:rsid="004e959c" officeooo:paragraph-rsid="004e959c" style:font-size-asian="13pt" style:font-weight-asian="bold" style:font-size-complex="13pt" style:font-weight-complex="bold"/>
    </style:style>
    <style:style style:name="P80" style:family="paragraph" style:parent-style-name="Preformatted_20_Text">
      <style:paragraph-properties fo:margin-left="0in" fo:margin-top="0in" fo:margin-bottom="0.1965in" style:contextual-spacing="false" fo:line-height="100%" fo:text-align="justify" style:justify-single-word="false" fo:text-indent="0in" style:auto-text-indent="false"/>
      <style:text-properties style:font-name="Nimbus Roman1" fo:font-size="11pt" officeooo:rsid="003e2a94" officeooo:paragraph-rsid="003e2a94" style:font-size-asian="11pt" style:font-size-complex="11pt"/>
    </style:style>
    <style:style style:name="P81" style:family="paragraph" style:parent-style-name="Standard">
      <style:paragraph-properties fo:margin-left="0in" fo:line-height="100%" fo:text-indent="0in" style:auto-text-indent="false"/>
      <style:text-properties style:font-name="Nimbus Roman1" fo:font-size="11pt" officeooo:rsid="004d6357" officeooo:paragraph-rsid="0012769a" style:font-size-asian="9.60000038146973pt" style:font-size-complex="11pt"/>
    </style:style>
    <style:style style:name="P82" style:family="paragraph" style:parent-style-name="Standard">
      <style:paragraph-properties fo:line-height="100%"/>
      <style:text-properties style:font-name="Nimbus Roman1" fo:font-size="11pt" officeooo:rsid="004e959c" officeooo:paragraph-rsid="004e959c" style:font-size-asian="11pt" style:font-size-complex="11pt"/>
    </style:style>
    <style:style style:name="P83" style:family="paragraph" style:parent-style-name="Standard">
      <style:paragraph-properties fo:line-height="100%"/>
      <style:text-properties style:text-position="0% 100%" style:font-name="Nimbus Roman1" fo:font-size="12pt" fo:font-style="normal" fo:font-weight="bold" officeooo:rsid="00439ddd" officeooo:paragraph-rsid="00439ddd" style:font-size-asian="12pt" style:font-style-asian="normal" style:font-weight-asian="bold" style:font-size-complex="12pt" style:font-style-complex="normal" style:font-weight-complex="bold"/>
    </style:style>
    <style:style style:name="P84" style:family="paragraph" style:parent-style-name="Standard">
      <style:paragraph-properties fo:line-height="100%" fo:text-align="justify" style:justify-single-word="false"/>
      <style:text-properties style:text-position="0% 100%" style:font-name="Nimbus Roman1" fo:font-size="11pt" fo:font-style="normal" fo:font-weight="normal" officeooo:rsid="004d6357" officeooo:paragraph-rsid="004d6357" style:font-size-asian="11pt" style:font-style-asian="normal" style:font-weight-asian="normal" style:font-size-complex="11pt" style:font-style-complex="normal" style:font-weight-complex="normal"/>
    </style:style>
    <style:style style:name="P85" style:family="paragraph" style:parent-style-name="Standard">
      <style:paragraph-properties fo:line-height="100%" fo:text-align="justify" style:justify-single-word="false"/>
      <style:text-properties style:text-position="0% 100%" style:font-name="Nimbus Roman1" fo:font-size="11pt" fo:font-style="normal" fo:font-weight="normal" officeooo:rsid="004e959c" officeooo:paragraph-rsid="004e959c" style:font-size-asian="11pt" style:font-style-asian="normal" style:font-weight-asian="normal" style:font-size-complex="11pt" style:font-style-complex="normal" style:font-weight-complex="normal"/>
    </style:style>
    <style:style style:name="P86" style:family="paragraph" style:parent-style-name="Standard">
      <style:paragraph-properties fo:line-height="100%"/>
      <style:text-properties style:text-position="0% 100%" style:font-name="Nimbus Roman1" fo:font-size="11pt" fo:font-style="normal" fo:font-weight="normal" officeooo:rsid="004e959c" officeooo:paragraph-rsid="004e959c" style:font-size-asian="11pt" style:font-style-asian="normal" style:font-weight-asian="normal" style:font-size-complex="11pt" style:font-style-complex="normal" style:font-weight-complex="normal"/>
    </style:style>
    <style:style style:name="P87" style:family="paragraph" style:parent-style-name="Standard">
      <style:paragraph-properties fo:margin-left="0in" fo:line-height="100%" fo:text-align="start" style:justify-single-word="false" fo:text-indent="0in" style:auto-text-indent="false"/>
      <style:text-properties style:font-name="FreeMono" fo:font-size="12pt" officeooo:rsid="000e1168" officeooo:paragraph-rsid="005bc01e" style:font-size-asian="12pt" style:font-size-complex="12pt"/>
    </style:style>
    <style:style style:name="T1" style:family="text">
      <style:text-properties officeooo:rsid="00100b8f"/>
    </style:style>
    <style:style style:name="T2" style:family="text">
      <style:text-properties style:font-name="Nimbus Roman1"/>
    </style:style>
    <style:style style:name="T3" style:family="text">
      <style:text-properties style:font-name="Nimbus Roman1" fo:font-size="11pt" style:font-size-asian="11pt" style:font-size-complex="11pt"/>
    </style:style>
    <style:style style:name="T4" style:family="text">
      <style:text-properties style:font-name="Nimbus Roman1" fo:font-size="11pt" officeooo:rsid="000d04c2" style:font-size-asian="11pt" style:font-size-complex="11pt"/>
    </style:style>
    <style:style style:name="T5" style:family="text">
      <style:text-properties style:font-name="Nimbus Roman1" fo:font-size="11pt" officeooo:rsid="0012769a" style:font-size-asian="11pt" style:font-size-complex="11pt"/>
    </style:style>
    <style:style style:name="T6" style:family="text">
      <style:text-properties style:font-name="Nimbus Roman1" fo:font-size="11pt" officeooo:rsid="000ff32d" style:font-size-asian="11pt" style:font-size-complex="11pt"/>
    </style:style>
    <style:style style:name="T7" style:family="text">
      <style:text-properties style:font-name="Nimbus Roman1" fo:font-size="11pt" officeooo:rsid="001411cf" style:font-size-asian="11pt" style:font-size-complex="11pt"/>
    </style:style>
    <style:style style:name="T8" style:family="text">
      <style:text-properties style:font-name="Nimbus Roman1" fo:font-size="11pt" officeooo:rsid="0015bba4" style:font-size-asian="11pt" style:font-size-complex="11pt"/>
    </style:style>
    <style:style style:name="T9" style:family="text">
      <style:text-properties style:font-name="Nimbus Roman1" fo:font-size="11pt" officeooo:rsid="0019c2cd" style:font-size-asian="11pt" style:font-size-complex="11pt"/>
    </style:style>
    <style:style style:name="T10" style:family="text">
      <style:text-properties style:font-name="Nimbus Roman1" fo:font-size="11pt" officeooo:rsid="0028b3e5" style:font-size-asian="11pt" style:font-size-complex="11pt"/>
    </style:style>
    <style:style style:name="T11" style:family="text">
      <style:text-properties style:font-name="Nimbus Roman1" fo:font-style="normal" fo:font-weight="normal" style:font-style-asian="normal" style:font-weight-asian="normal" style:font-style-complex="normal" style:font-weight-complex="normal"/>
    </style:style>
    <style:style style:name="T12" style:family="text">
      <style:text-properties style:font-name="Nimbus Roman1" fo:font-style="normal" fo:font-weight="normal" officeooo:rsid="001de348" style:font-style-asian="normal" style:font-weight-asian="normal" style:font-style-complex="normal" style:font-weight-complex="normal"/>
    </style:style>
    <style:style style:name="T13" style:family="text">
      <style:text-properties style:font-name="Nimbus Roman1" fo:font-style="normal" fo:font-weight="normal" officeooo:rsid="00341907" style:font-style-asian="normal" style:font-weight-asian="normal" style:font-style-complex="normal" style:font-weight-complex="normal"/>
    </style:style>
    <style:style style:name="T14" style:family="text">
      <style:text-properties style:font-name="Nimbus Roman1" fo:font-style="normal" fo:font-weight="normal" officeooo:rsid="00300751" style:font-style-asian="normal" style:font-weight-asian="normal" style:font-style-complex="normal" style:font-weight-complex="normal"/>
    </style:style>
    <style:style style:name="T15" style:family="text">
      <style:text-properties style:font-name="Nimbus Roman1" fo:font-style="normal" fo:font-weight="normal" officeooo:rsid="00312e08" style:font-style-asian="normal" style:font-weight-asian="normal" style:font-style-complex="normal" style:font-weight-complex="normal"/>
    </style:style>
    <style:style style:name="T16" style:family="text">
      <style:text-properties style:font-name="Nimbus Roman1" fo:font-style="normal" fo:font-weight="normal" officeooo:rsid="00327ca5" style:font-style-asian="normal" style:font-weight-asian="normal" style:font-style-complex="normal" style:font-weight-complex="normal"/>
    </style:style>
    <style:style style:name="T17" style:family="text">
      <style:text-properties style:font-name="Nimbus Roman1" fo:font-style="normal" fo:font-weight="normal" officeooo:rsid="00347a76" style:font-style-asian="normal" style:font-weight-asian="normal" style:font-style-complex="normal" style:font-weight-complex="normal"/>
    </style:style>
    <style:style style:name="T18" style:family="text">
      <style:text-properties style:font-name="Nimbus Roman1" fo:font-style="normal" fo:font-weight="normal" officeooo:rsid="001f2981" style:font-style-asian="normal" style:font-weight-asian="normal" style:font-style-complex="normal" style:font-weight-complex="normal"/>
    </style:style>
    <style:style style:name="T19" style:family="text">
      <style:text-properties style:font-name="Nimbus Roman1" fo:font-style="normal" fo:font-weight="normal" officeooo:rsid="0026df4e" style:font-style-asian="normal" style:font-weight-asian="normal" style:font-style-complex="normal" style:font-weight-complex="normal"/>
    </style:style>
    <style:style style:name="T20" style:family="text">
      <style:text-properties style:font-name="Nimbus Roman1" fo:font-style="normal" fo:font-weight="normal" officeooo:rsid="00369f55" style:font-style-asian="normal" style:font-weight-asian="normal" style:font-style-complex="normal" style:font-weight-complex="normal"/>
    </style:style>
    <style:style style:name="T21" style:family="text">
      <style:text-properties style:font-name="Nimbus Roman1" fo:font-style="normal" fo:font-weight="normal" officeooo:rsid="00236c32" style:font-style-asian="normal" style:font-weight-asian="normal" style:font-style-complex="normal" style:font-weight-complex="normal"/>
    </style:style>
    <style:style style:name="T22" style:family="text">
      <style:text-properties style:font-name="Nimbus Roman1" fo:font-style="normal" fo:font-weight="normal" officeooo:rsid="0035ec6d" style:font-style-asian="normal" style:font-weight-asian="normal" style:font-style-complex="normal" style:font-weight-complex="normal"/>
    </style:style>
    <style:style style:name="T23" style:family="text">
      <style:text-properties style:font-name="Nimbus Roman1" fo:font-style="normal" fo:font-weight="normal" officeooo:rsid="00239475" style:font-style-asian="normal" style:font-weight-asian="normal" style:font-style-complex="normal" style:font-weight-complex="normal"/>
    </style:style>
    <style:style style:name="T24" style:family="text">
      <style:text-properties style:font-name="Nimbus Roman1" fo:font-style="normal" fo:font-weight="normal" officeooo:rsid="003745ba" style:font-style-asian="normal" style:font-weight-asian="normal" style:font-style-complex="normal" style:font-weight-complex="normal"/>
    </style:style>
    <style:style style:name="T25" style:family="text">
      <style:text-properties style:font-name="Nimbus Roman1" fo:font-style="normal" fo:font-weight="normal" officeooo:rsid="00384154" style:font-style-asian="normal" style:font-weight-asian="normal" style:font-style-complex="normal" style:font-weight-complex="normal"/>
    </style:style>
    <style:style style:name="T26" style:family="text">
      <style:text-properties style:font-name="Nimbus Roman1" fo:font-style="normal" fo:font-weight="normal" officeooo:rsid="0039b9f0" style:font-style-asian="normal" style:font-weight-asian="normal" style:font-style-complex="normal" style:font-weight-complex="normal"/>
    </style:style>
    <style:style style:name="T27" style:family="text">
      <style:text-properties style:font-name="Nimbus Roman1" fo:font-style="normal" fo:font-weight="normal" officeooo:rsid="00204267" style:font-style-asian="normal" style:font-weight-asian="normal" style:font-style-complex="normal" style:font-weight-complex="normal"/>
    </style:style>
    <style:style style:name="T28" style:family="text">
      <style:text-properties style:font-name="Nimbus Roman1" fo:font-style="normal" fo:font-weight="normal" officeooo:rsid="001fce18" style:font-style-asian="normal" style:font-weight-asian="normal" style:font-style-complex="normal" style:font-weight-complex="normal"/>
    </style:style>
    <style:style style:name="T29" style:family="text">
      <style:text-properties style:font-name="Nimbus Roman1" fo:font-style="normal" fo:font-weight="normal" officeooo:rsid="00354b07" style:font-style-asian="normal" style:font-weight-asian="normal" style:font-style-complex="normal" style:font-weight-complex="normal"/>
    </style:style>
    <style:style style:name="T30" style:family="text">
      <style:text-properties style:font-name="Nimbus Roman1" fo:font-style="normal" fo:font-weight="normal" officeooo:rsid="002051af" style:font-style-asian="normal" style:font-weight-asian="normal" style:font-style-complex="normal" style:font-weight-complex="normal"/>
    </style:style>
    <style:style style:name="T31" style:family="text">
      <style:text-properties style:font-name="Nimbus Roman1" fo:font-style="normal" fo:font-weight="normal" officeooo:rsid="0021d1fd" style:font-style-asian="normal" style:font-weight-asian="normal" style:font-style-complex="normal" style:font-weight-complex="normal"/>
    </style:style>
    <style:style style:name="T32" style:family="text">
      <style:text-properties style:font-name="Nimbus Roman1" fo:font-style="normal" fo:font-weight="normal" officeooo:rsid="003a7a2a" style:font-style-asian="normal" style:font-weight-asian="normal" style:font-style-complex="normal" style:font-weight-complex="normal"/>
    </style:style>
    <style:style style:name="T33" style:family="text">
      <style:text-properties style:font-name="Nimbus Roman1" fo:font-style="normal" fo:font-weight="normal" officeooo:rsid="003a924f" style:font-style-asian="normal" style:font-weight-asian="normal" style:font-style-complex="normal" style:font-weight-complex="normal"/>
    </style:style>
    <style:style style:name="T34" style:family="text">
      <style:text-properties style:font-name="Nimbus Roman1" fo:font-style="normal" fo:font-weight="normal" officeooo:rsid="003b93e4" style:font-style-asian="normal" style:font-weight-asian="normal" style:font-style-complex="normal" style:font-weight-complex="normal"/>
    </style:style>
    <style:style style:name="T35" style:family="text">
      <style:text-properties style:font-name="Nimbus Roman1" fo:font-style="normal" fo:font-weight="normal" officeooo:rsid="003e2307" style:font-style-asian="normal" style:font-weight-asian="normal" style:font-style-complex="normal" style:font-weight-complex="normal"/>
    </style:style>
    <style:style style:name="T36" style:family="text">
      <style:text-properties style:font-name="Nimbus Roman1" fo:font-style="normal" fo:font-weight="normal" officeooo:rsid="0028ffef" style:font-style-asian="normal" style:font-weight-asian="normal" style:font-style-complex="normal" style:font-weight-complex="normal"/>
    </style:style>
    <style:style style:name="T37" style:family="text">
      <style:text-properties style:font-name="Nimbus Roman1" fo:font-style="normal" fo:font-weight="normal" officeooo:rsid="003781c8" style:font-style-asian="normal" style:font-weight-asian="normal" style:font-style-complex="normal" style:font-weight-complex="normal"/>
    </style:style>
    <style:style style:name="T38" style:family="text">
      <style:text-properties style:font-name="Nimbus Roman1" fo:font-style="normal" fo:font-weight="normal" officeooo:rsid="002ac5fd" style:font-style-asian="normal" style:font-weight-asian="normal" style:font-style-complex="normal" style:font-weight-complex="normal"/>
    </style:style>
    <style:style style:name="T39" style:family="text">
      <style:text-properties style:font-name="Nimbus Roman1" fo:font-style="normal" fo:font-weight="normal" officeooo:rsid="00402709" style:font-style-asian="normal" style:font-weight-asian="normal" style:font-style-complex="normal" style:font-weight-complex="normal"/>
    </style:style>
    <style:style style:name="T40" style:family="text">
      <style:text-properties style:font-name="Nimbus Roman1" fo:font-style="normal" fo:font-weight="normal" officeooo:rsid="0024cf65" style:font-style-asian="normal" style:font-weight-asian="normal" style:font-style-complex="normal" style:font-weight-complex="normal"/>
    </style:style>
    <style:style style:name="T41" style:family="text">
      <style:text-properties style:font-name="Nimbus Roman1" fo:font-style="normal" fo:font-weight="normal" officeooo:rsid="003e3269" style:font-style-asian="normal" style:font-weight-asian="normal" style:font-style-complex="normal" style:font-weight-complex="normal"/>
    </style:style>
    <style:style style:name="T42" style:family="text">
      <style:text-properties style:font-name="Nimbus Roman1" fo:font-style="normal" fo:font-weight="normal" officeooo:rsid="003f8a4c" style:font-style-asian="normal" style:font-weight-asian="normal" style:font-style-complex="normal" style:font-weight-complex="normal"/>
    </style:style>
    <style:style style:name="T43" style:family="text">
      <style:text-properties style:font-name="Nimbus Roman1" fo:font-style="normal" fo:font-weight="normal" officeooo:rsid="0026b862" style:font-style-asian="normal" style:font-weight-asian="normal" style:font-style-complex="normal" style:font-weight-complex="normal"/>
    </style:style>
    <style:style style:name="T44" style:family="text">
      <style:text-properties style:font-name="Nimbus Roman1" fo:font-style="normal" fo:font-weight="normal" officeooo:rsid="00323d20" style:font-style-asian="normal" style:font-weight-asian="normal" style:font-style-complex="normal" style:font-weight-complex="normal"/>
    </style:style>
    <style:style style:name="T45" style:family="text">
      <style:text-properties style:font-name="Nimbus Roman1" fo:font-style="normal" fo:font-weight="normal" officeooo:rsid="004782cf" style:font-style-asian="normal" style:font-weight-asian="normal" style:font-style-complex="normal" style:font-weight-complex="normal"/>
    </style:style>
    <style:style style:name="T46" style:family="text">
      <style:text-properties style:font-name="Nimbus Roman1" fo:font-style="normal" fo:font-weight="normal" officeooo:rsid="00495a98" style:font-style-asian="normal" style:font-weight-asian="normal" style:font-style-complex="normal" style:font-weight-complex="normal"/>
    </style:style>
    <style:style style:name="T47" style:family="text">
      <style:text-properties style:font-name="Nimbus Roman1" fo:font-style="normal" fo:font-weight="normal" officeooo:rsid="0049cf38" style:font-style-asian="normal" style:font-weight-asian="normal" style:font-style-complex="normal" style:font-weight-complex="normal"/>
    </style:style>
    <style:style style:name="T48" style:family="text">
      <style:text-properties style:font-name="Nimbus Roman1" fo:font-style="normal" fo:font-weight="normal" officeooo:rsid="004be5d2" style:font-style-asian="normal" style:font-weight-asian="normal" style:font-style-complex="normal" style:font-weight-complex="normal"/>
    </style:style>
    <style:style style:name="T49" style:family="text">
      <style:text-properties style:font-name="Nimbus Roman1" fo:font-style="normal" fo:font-weight="normal" officeooo:rsid="004cdc58" style:font-style-asian="normal" style:font-weight-asian="normal" style:font-style-complex="normal" style:font-weight-complex="normal"/>
    </style:style>
    <style:style style:name="T50" style:family="text">
      <style:text-properties style:font-name="Nimbus Roman1" fo:font-style="normal" fo:font-weight="normal" officeooo:rsid="0024cf65" style:font-size-asian="9.60000038146973pt" style:font-style-asian="normal" style:font-weight-asian="normal" style:font-style-complex="normal" style:font-weight-complex="normal"/>
    </style:style>
    <style:style style:name="T51" style:family="text">
      <style:text-properties style:font-name="Nimbus Roman1" fo:font-style="normal" fo:font-weight="normal" officeooo:rsid="004782cf" style:font-size-asian="9.60000038146973pt" style:font-style-asian="normal" style:font-weight-asian="normal" style:font-style-complex="normal" style:font-weight-complex="normal"/>
    </style:style>
    <style:style style:name="T52" style:family="text">
      <style:text-properties style:font-name="Nimbus Roman1" fo:font-style="normal" fo:font-weight="normal" officeooo:rsid="00495a98" style:font-size-asian="9.60000038146973pt" style:font-style-asian="normal" style:font-weight-asian="normal" style:font-style-complex="normal" style:font-weight-complex="normal"/>
    </style:style>
    <style:style style:name="T53" style:family="text">
      <style:text-properties style:font-name="Nimbus Roman1" fo:font-style="normal" style:font-style-asian="normal" style:font-style-complex="normal"/>
    </style:style>
    <style:style style:name="T54" style:family="text">
      <style:text-properties style:font-name="Nimbus Roman1" fo:font-style="normal" officeooo:rsid="0024ba00" style:font-style-asian="normal" style:font-style-complex="normal"/>
    </style:style>
    <style:style style:name="T55" style:family="text">
      <style:text-properties style:font-name="Nimbus Roman1" fo:font-style="normal" officeooo:rsid="00323d20" style:font-style-asian="normal" style:font-style-complex="normal"/>
    </style:style>
    <style:style style:name="T56" style:family="text">
      <style:text-properties style:font-name="Nimbus Roman1" fo:font-style="normal" fo:font-weight="bold" style:font-style-asian="normal" style:font-weight-asian="bold" style:font-style-complex="normal" style:font-weight-complex="bold"/>
    </style:style>
    <style:style style:name="T57" style:family="text">
      <style:text-properties style:font-name="Nimbus Roman1" fo:font-style="normal" fo:font-weight="bold" officeooo:rsid="003745ba" style:font-style-asian="normal" style:font-weight-asian="bold" style:font-style-complex="normal" style:font-weight-complex="bold"/>
    </style:style>
    <style:style style:name="T58" style:family="text">
      <style:text-properties style:font-name="Nimbus Roman1" fo:font-style="normal" style:text-underline-style="solid" style:text-underline-width="auto" style:text-underline-color="font-color" officeooo:rsid="00384154" style:font-style-asian="normal" style:font-style-complex="normal"/>
    </style:style>
    <style:style style:name="T59" style:family="text">
      <style:text-properties style:font-name="Nimbus Roman1" fo:font-weight="normal" officeooo:rsid="001de348" style:font-weight-asian="normal" style:font-weight-complex="normal"/>
    </style:style>
    <style:style style:name="T60" style:family="text">
      <style:text-properties style:font-name="Nimbus Roman1" fo:font-weight="normal" officeooo:rsid="002ed91f" style:font-weight-asian="normal" style:font-weight-complex="normal"/>
    </style:style>
    <style:style style:name="T61" style:family="text">
      <style:text-properties style:font-name="Nimbus Roman1" fo:font-weight="normal" officeooo:rsid="00300751" style:font-weight-asian="normal" style:font-weight-complex="normal"/>
    </style:style>
    <style:style style:name="T62" style:family="text">
      <style:text-properties style:font-name="Nimbus Roman1" fo:font-weight="normal" officeooo:rsid="00312e08" style:font-weight-asian="normal" style:font-weight-complex="normal"/>
    </style:style>
    <style:style style:name="T63" style:family="text">
      <style:text-properties style:font-name="Nimbus Roman1" fo:font-weight="normal" officeooo:rsid="00327ca5" style:font-weight-asian="normal" style:font-weight-complex="normal"/>
    </style:style>
    <style:style style:name="T64" style:family="text">
      <style:text-properties style:font-name="Nimbus Roman1" fo:font-style="italic" fo:font-weight="normal" style:font-style-asian="italic" style:font-weight-asian="normal" style:font-style-complex="italic" style:font-weight-complex="normal"/>
    </style:style>
    <style:style style:name="T65" style:family="text">
      <style:text-properties style:font-name="Nimbus Roman1" fo:font-style="italic" fo:font-weight="normal" officeooo:rsid="001de348" style:font-style-asian="italic" style:font-weight-asian="normal" style:font-style-complex="italic" style:font-weight-complex="normal"/>
    </style:style>
    <style:style style:name="T66" style:family="text">
      <style:text-properties style:font-name="Nimbus Roman1" fo:font-style="italic" fo:font-weight="normal" officeooo:rsid="00327ca5" style:font-style-asian="italic" style:font-weight-asian="normal" style:font-style-complex="italic" style:font-weight-complex="normal"/>
    </style:style>
    <style:style style:name="T67" style:family="text">
      <style:text-properties style:font-name="Nimbus Roman1" fo:font-style="italic" fo:font-weight="normal" officeooo:rsid="001f2981" style:font-style-asian="italic" style:font-weight-asian="normal" style:font-style-complex="italic" style:font-weight-complex="normal"/>
    </style:style>
    <style:style style:name="T68" style:family="text">
      <style:text-properties style:font-name="Nimbus Roman1" fo:font-style="italic" fo:font-weight="normal" officeooo:rsid="002051af" style:font-style-asian="italic" style:font-weight-asian="normal" style:font-style-complex="italic" style:font-weight-complex="normal"/>
    </style:style>
    <style:style style:name="T69" style:family="text">
      <style:text-properties style:font-name="Nimbus Roman1" fo:font-style="italic" fo:font-weight="normal" officeooo:rsid="002ac5fd" style:font-style-asian="italic" style:font-weight-asian="normal" style:font-style-complex="italic" style:font-weight-complex="normal"/>
    </style:style>
    <style:style style:name="T70" style:family="text">
      <style:text-properties style:font-name="Nimbus Roman1" fo:font-style="italic" fo:font-weight="normal" officeooo:rsid="003781c8" style:font-style-asian="italic" style:font-weight-asian="normal" style:font-style-complex="italic" style:font-weight-complex="normal"/>
    </style:style>
    <style:style style:name="T71" style:family="text">
      <style:text-properties style:font-name="Nimbus Roman1" officeooo:rsid="001c298b"/>
    </style:style>
    <style:style style:name="T72" style:family="text">
      <style:text-properties style:font-name="Nimbus Roman1" officeooo:rsid="00236c32"/>
    </style:style>
    <style:style style:name="T73" style:family="text">
      <style:text-properties style:font-name="Nimbus Roman1" officeooo:rsid="00375748"/>
    </style:style>
    <style:style style:name="T74" style:family="text">
      <style:text-properties style:font-name="Nimbus Roman1" officeooo:rsid="00384154"/>
    </style:style>
    <style:style style:name="T75" style:family="text">
      <style:text-properties style:font-name="Nimbus Roman1" officeooo:rsid="003a924f"/>
    </style:style>
    <style:style style:name="T76" style:family="text">
      <style:text-properties style:font-name="Nimbus Roman1" officeooo:rsid="003b93e4"/>
    </style:style>
    <style:style style:name="T77" style:family="text">
      <style:text-properties style:font-name="Nimbus Roman1" officeooo:rsid="0028ffef"/>
    </style:style>
    <style:style style:name="T78" style:family="text">
      <style:text-properties style:font-name="Nimbus Roman1" officeooo:rsid="003781c8"/>
    </style:style>
    <style:style style:name="T79" style:family="text">
      <style:text-properties style:font-name="Nimbus Roman1" officeooo:rsid="002bcbd0"/>
    </style:style>
    <style:style style:name="T80" style:family="text">
      <style:text-properties style:font-name="Nimbus Roman1" officeooo:rsid="001ae293"/>
    </style:style>
    <style:style style:name="T81" style:family="text">
      <style:text-properties style:font-name="Nimbus Roman1" officeooo:rsid="0035ec6d"/>
    </style:style>
    <style:style style:name="T82" style:family="text">
      <style:text-properties style:font-name="Nimbus Roman1" officeooo:rsid="0027b7ca"/>
    </style:style>
    <style:style style:name="T83" style:family="text">
      <style:text-properties style:font-name="Nimbus Roman1" officeooo:rsid="002d41c4"/>
    </style:style>
    <style:style style:name="T84" style:family="text">
      <style:text-properties style:font-name="Nimbus Roman1" officeooo:rsid="003e2a94"/>
    </style:style>
    <style:style style:name="T85" style:family="text">
      <style:text-properties style:font-name="Nimbus Roman1" officeooo:rsid="003f4224"/>
    </style:style>
    <style:style style:name="T86" style:family="text">
      <style:text-properties style:font-name="Nimbus Roman1" officeooo:rsid="00402709"/>
    </style:style>
    <style:style style:name="T87" style:family="text">
      <style:text-properties style:font-name="Nimbus Roman1" officeooo:rsid="00439ddd"/>
    </style:style>
    <style:style style:name="T88" style:family="text">
      <style:text-properties style:font-name="Nimbus Roman1" officeooo:rsid="0044699c"/>
    </style:style>
    <style:style style:name="T89" style:family="text">
      <style:text-properties style:font-name="Nimbus Roman1" officeooo:rsid="0045c128"/>
    </style:style>
    <style:style style:name="T90" style:family="text">
      <style:text-properties fo:font-size="11pt" style:font-size-asian="11pt" style:font-size-complex="11pt"/>
    </style:style>
    <style:style style:name="T91" style:family="text">
      <style:text-properties fo:font-size="11pt" officeooo:rsid="0019f428" style:font-size-asian="11pt" style:font-size-complex="11pt"/>
    </style:style>
    <style:style style:name="T92" style:family="text">
      <style:text-properties fo:font-size="11pt" officeooo:rsid="001ca687" style:font-size-asian="11pt" style:font-size-complex="11pt"/>
    </style:style>
    <style:style style:name="T93" style:family="text">
      <style:text-properties fo:font-size="11pt" officeooo:rsid="001e7dfe" style:font-size-asian="11pt" style:font-size-complex="11pt"/>
    </style:style>
    <style:style style:name="T94" style:family="text">
      <style:text-properties fo:font-size="11pt" officeooo:rsid="001ab597" style:font-size-asian="11pt" style:font-size-complex="11pt"/>
    </style:style>
    <style:style style:name="T95" style:family="text">
      <style:text-properties fo:font-size="11pt" officeooo:rsid="001f14d7" style:font-size-asian="11pt" style:font-size-complex="11pt"/>
    </style:style>
    <style:style style:name="T96" style:family="text">
      <style:text-properties fo:font-size="11pt" officeooo:rsid="002cbbbd" style:font-size-asian="11pt" style:font-size-complex="11pt"/>
    </style:style>
    <style:style style:name="T97" style:family="text">
      <style:text-properties fo:font-size="11pt" officeooo:rsid="003e2307" style:font-size-asian="11pt" style:font-size-complex="11pt"/>
    </style:style>
    <style:style style:name="T98" style:family="text">
      <style:text-properties officeooo:rsid="0015bba4"/>
    </style:style>
    <style:style style:name="T99" style:family="text">
      <style:text-properties officeooo:rsid="00172960"/>
    </style:style>
    <style:style style:name="T100" style:family="text">
      <style:text-properties officeooo:rsid="00191aa8"/>
    </style:style>
    <style:style style:name="T101" style:family="text">
      <style:text-properties style:font-name="FreeMono" fo:font-size="11pt" officeooo:rsid="0019c2cd" style:font-size-asian="11pt" style:font-size-complex="11pt"/>
    </style:style>
    <style:style style:name="T102" style:family="text">
      <style:text-properties style:font-name="FreeMono" fo:font-size="10pt" style:font-size-asian="10pt" style:font-size-complex="10pt"/>
    </style:style>
    <style:style style:name="T103" style:family="text">
      <style:text-properties style:font-name="FreeMono" fo:font-size="10pt" officeooo:rsid="001ca687" style:font-size-asian="10pt" style:font-size-complex="10pt"/>
    </style:style>
    <style:style style:name="T104" style:family="text">
      <style:text-properties style:font-name="FreeMono" fo:font-size="10pt" officeooo:rsid="001e7dfe" style:font-size-asian="10pt" style:font-size-complex="10pt"/>
    </style:style>
    <style:style style:name="T105" style:family="text">
      <style:text-properties style:font-name="FreeMono" fo:font-size="10pt" officeooo:rsid="001f14d7" style:font-size-asian="10pt" style:font-size-complex="10pt"/>
    </style:style>
    <style:style style:name="T106" style:family="text">
      <style:text-properties style:font-name="FreeMono" fo:font-size="10pt" officeooo:rsid="00236c32" style:font-size-asian="10pt" style:font-size-complex="10pt"/>
    </style:style>
    <style:style style:name="T107" style:family="text">
      <style:text-properties style:font-name="FreeMono" fo:font-size="10pt" officeooo:rsid="00223f61" style:font-size-asian="10pt" style:font-size-complex="10pt"/>
    </style:style>
    <style:style style:name="T108" style:family="text">
      <style:text-properties style:font-name="FreeMono" fo:font-size="10pt" officeooo:rsid="002ed91f" style:font-size-asian="10pt" style:font-size-complex="10pt"/>
    </style:style>
    <style:style style:name="T109" style:family="text">
      <style:text-properties style:font-name="FreeMono" fo:font-size="10pt" officeooo:rsid="00327ca5" style:font-size-asian="10pt" style:font-size-complex="10pt"/>
    </style:style>
    <style:style style:name="T110" style:family="text">
      <style:text-properties style:font-name="FreeMono" fo:font-size="10pt" officeooo:rsid="00375748" style:font-size-asian="10pt" style:font-size-complex="10pt"/>
    </style:style>
    <style:style style:name="T111" style:family="text">
      <style:text-properties style:font-name="FreeMono" fo:font-size="10pt" officeooo:rsid="00384154" style:font-size-asian="10pt" style:font-size-complex="10pt"/>
    </style:style>
    <style:style style:name="T112" style:family="text">
      <style:text-properties style:font-name="FreeMono" fo:font-size="10pt" officeooo:rsid="003a924f" style:font-size-asian="10pt" style:font-size-complex="10pt"/>
    </style:style>
    <style:style style:name="T113" style:family="text">
      <style:text-properties style:font-name="FreeMono" fo:font-size="10pt" officeooo:rsid="003e2307" style:font-size-asian="10pt" style:font-size-complex="10pt"/>
    </style:style>
    <style:style style:name="T114" style:family="text">
      <style:text-properties style:font-name="FreeMono" fo:font-size="10pt" officeooo:rsid="001c298b" style:font-size-asian="10pt" style:font-size-complex="10pt"/>
    </style:style>
    <style:style style:name="T115" style:family="text">
      <style:text-properties style:font-name="FreeMono" fo:font-size="10pt" officeooo:rsid="003e2a94" style:font-size-asian="10pt" style:font-size-complex="10pt"/>
    </style:style>
    <style:style style:name="T116" style:family="text">
      <style:text-properties style:font-name="FreeMono" fo:font-size="10pt" officeooo:rsid="0027b7ca" style:font-size-asian="10pt" style:font-size-complex="10pt"/>
    </style:style>
    <style:style style:name="T117" style:family="text">
      <style:text-properties style:font-name="FreeMono" fo:font-size="10pt" officeooo:rsid="0045c128" style:font-size-asian="10pt" style:font-size-complex="10pt"/>
    </style:style>
    <style:style style:name="T118" style:family="text">
      <style:text-properties style:font-name="FreeMono" fo:font-size="10pt" officeooo:rsid="002bcbd0" style:font-size-asian="10pt" style:font-size-complex="10pt"/>
    </style:style>
    <style:style style:name="T119" style:family="text">
      <style:text-properties style:font-name="FreeMono" fo:font-size="10pt" officeooo:rsid="0028ffef" style:font-size-asian="10pt" style:font-size-complex="10pt"/>
    </style:style>
    <style:style style:name="T120" style:family="text">
      <style:text-properties style:font-name="FreeMono" fo:font-size="10pt" officeooo:rsid="002d41c4" style:font-size-asian="10pt" style:font-size-complex="10pt"/>
    </style:style>
    <style:style style:name="T121" style:family="text">
      <style:text-properties style:font-name="FreeMono" fo:font-size="10pt" officeooo:rsid="003f4224" style:font-size-asian="10pt" style:font-size-complex="10pt"/>
    </style:style>
    <style:style style:name="T122" style:family="text">
      <style:text-properties style:font-name="FreeMono" fo:font-size="10pt" officeooo:rsid="00402709" style:font-size-asian="10pt" style:font-size-complex="10pt"/>
    </style:style>
    <style:style style:name="T123" style:family="text">
      <style:text-properties style:font-name="FreeMono" fo:font-size="10pt" fo:font-weight="normal" officeooo:rsid="00300751" style:font-size-asian="10pt" style:font-weight-asian="normal" style:font-size-complex="10pt" style:font-weight-complex="normal"/>
    </style:style>
    <style:style style:name="T124" style:family="text">
      <style:text-properties style:font-name="FreeMono" fo:font-size="10pt" fo:font-style="normal" fo:font-weight="normal" style:font-size-asian="10pt" style:font-style-asian="normal" style:font-weight-asian="normal" style:font-size-complex="10pt" style:font-style-complex="normal" style:font-weight-complex="normal"/>
    </style:style>
    <style:style style:name="T125" style:family="text">
      <style:text-properties style:font-name="FreeMono" fo:font-size="10pt" fo:font-style="normal" fo:font-weight="normal" officeooo:rsid="00300751" style:font-size-asian="10pt" style:font-style-asian="normal" style:font-weight-asian="normal" style:font-size-complex="10pt" style:font-style-complex="normal" style:font-weight-complex="normal"/>
    </style:style>
    <style:style style:name="T126" style:family="text">
      <style:text-properties style:font-name="FreeMono" fo:font-size="10pt" fo:font-style="normal" fo:font-weight="normal" officeooo:rsid="00312e08" style:font-size-asian="10pt" style:font-style-asian="normal" style:font-weight-asian="normal" style:font-size-complex="10pt" style:font-style-complex="normal" style:font-weight-complex="normal"/>
    </style:style>
    <style:style style:name="T127" style:family="text">
      <style:text-properties style:font-name="FreeMono" fo:font-size="10pt" fo:font-style="normal" fo:font-weight="normal" officeooo:rsid="00347a76" style:font-size-asian="10pt" style:font-style-asian="normal" style:font-weight-asian="normal" style:font-size-complex="10pt" style:font-style-complex="normal" style:font-weight-complex="normal"/>
    </style:style>
    <style:style style:name="T128" style:family="text">
      <style:text-properties style:font-name="FreeMono" fo:font-size="10pt" fo:font-style="normal" fo:font-weight="normal" officeooo:rsid="003b93e4" style:font-size-asian="10pt" style:font-style-asian="normal" style:font-weight-asian="normal" style:font-size-complex="10pt" style:font-style-complex="normal" style:font-weight-complex="normal"/>
    </style:style>
    <style:style style:name="T129" style:family="text">
      <style:text-properties style:font-name="FreeMono" fo:font-size="10pt" fo:font-style="normal" fo:font-weight="normal" officeooo:rsid="003a924f" style:font-size-asian="10pt" style:font-style-asian="normal" style:font-weight-asian="normal" style:font-size-complex="10pt" style:font-style-complex="normal" style:font-weight-complex="normal"/>
    </style:style>
    <style:style style:name="T130" style:family="text">
      <style:text-properties style:font-name="FreeMono" fo:font-size="10pt" fo:font-style="normal" fo:font-weight="normal" officeooo:rsid="0028ffef" style:font-size-asian="10pt" style:font-style-asian="normal" style:font-weight-asian="normal" style:font-size-complex="10pt" style:font-style-complex="normal" style:font-weight-complex="normal"/>
    </style:style>
    <style:style style:name="T131" style:family="text">
      <style:text-properties style:font-name="FreeMono" fo:font-size="10pt" fo:font-style="normal" fo:font-weight="normal" officeooo:rsid="0024cf65" style:font-size-asian="10pt" style:font-style-asian="normal" style:font-weight-asian="normal" style:font-size-complex="10pt" style:font-style-complex="normal" style:font-weight-complex="normal"/>
    </style:style>
    <style:style style:name="T132" style:family="text">
      <style:text-properties style:font-name="FreeMono" fo:font-size="10pt" fo:font-style="normal" fo:font-weight="normal" officeooo:rsid="003e3269" style:font-size-asian="10pt" style:font-style-asian="normal" style:font-weight-asian="normal" style:font-size-complex="10pt" style:font-style-complex="normal" style:font-weight-complex="normal"/>
    </style:style>
    <style:style style:name="T133" style:family="text">
      <style:text-properties style:font-name="FreeMono" fo:font-size="10pt" fo:font-style="normal" fo:font-weight="normal" officeooo:rsid="0026b862" style:font-size-asian="10pt" style:font-style-asian="normal" style:font-weight-asian="normal" style:font-size-complex="10pt" style:font-style-complex="normal" style:font-weight-complex="normal"/>
    </style:style>
    <style:style style:name="T134" style:family="text">
      <style:text-properties style:font-name="FreeMono" fo:font-size="10pt" fo:font-style="normal" fo:font-weight="normal" officeooo:rsid="00402709" style:font-size-asian="10pt" style:font-style-asian="normal" style:font-weight-asian="normal" style:font-size-complex="10pt" style:font-style-complex="normal" style:font-weight-complex="normal"/>
    </style:style>
    <style:style style:name="T135" style:family="text">
      <style:text-properties style:font-name="FreeMono" fo:font-size="10pt" fo:font-style="normal" fo:font-weight="normal" officeooo:rsid="004782cf" style:font-size-asian="10pt" style:font-style-asian="normal" style:font-weight-asian="normal" style:font-size-complex="10pt" style:font-style-complex="normal" style:font-weight-complex="normal"/>
    </style:style>
    <style:style style:name="T136" style:family="text">
      <style:text-properties style:font-name="FreeMono" fo:font-weight="normal" officeooo:rsid="001de348" style:font-weight-asian="normal" style:font-weight-complex="normal"/>
    </style:style>
    <style:style style:name="T137" style:family="text">
      <style:text-properties style:font-name="FreeMono" fo:font-style="normal" fo:font-weight="normal" officeooo:rsid="001de348" style:font-style-asian="normal" style:font-weight-asian="normal" style:font-style-complex="normal" style:font-weight-complex="normal"/>
    </style:style>
    <style:style style:name="T138" style:family="text">
      <style:text-properties style:font-name="FreeMono" fo:font-style="normal" fo:font-weight="normal" officeooo:rsid="00236c32" style:font-style-asian="normal" style:font-weight-asian="normal" style:font-style-complex="normal" style:font-weight-complex="normal"/>
    </style:style>
    <style:style style:name="T139" style:family="text">
      <style:text-properties style:font-name="FreeMono" fo:font-style="normal" fo:font-weight="normal" officeooo:rsid="00239475" style:font-style-asian="normal" style:font-weight-asian="normal" style:font-style-complex="normal" style:font-weight-complex="normal"/>
    </style:style>
    <style:style style:name="T140" style:family="text">
      <style:text-properties style:font-name="FreeMono" fo:font-style="normal" fo:font-weight="normal" officeooo:rsid="0026df4e" style:font-style-asian="normal" style:font-weight-asian="normal" style:font-style-complex="normal" style:font-weight-complex="normal"/>
    </style:style>
    <style:style style:name="T141" style:family="text">
      <style:text-properties style:font-name="FreeMono" fo:font-style="normal" fo:font-weight="normal" officeooo:rsid="002051af" style:font-style-asian="normal" style:font-weight-asian="normal" style:font-style-complex="normal" style:font-weight-complex="normal"/>
    </style:style>
    <style:style style:name="T142" style:family="text">
      <style:text-properties style:font-name="FreeMono" fo:font-style="normal" fo:font-weight="normal" officeooo:rsid="002ac5fd" style:font-style-asian="normal" style:font-weight-asian="normal" style:font-style-complex="normal" style:font-weight-complex="normal"/>
    </style:style>
    <style:style style:name="T143" style:family="text">
      <style:text-properties style:font-name="FreeMono" fo:font-style="normal" fo:font-weight="normal" officeooo:rsid="0024cf65" style:font-style-asian="normal" style:font-weight-asian="normal" style:font-style-complex="normal" style:font-weight-complex="normal"/>
    </style:style>
    <style:style style:name="T144" style:family="text">
      <style:text-properties fo:font-size="12pt" fo:font-weight="bold" style:font-size-asian="12pt" style:font-weight-asian="bold" style:font-size-complex="12pt" style:font-weight-complex="bold"/>
    </style:style>
    <style:style style:name="T145" style:family="text">
      <style:text-properties fo:font-size="12pt" fo:font-weight="bold" officeooo:rsid="001ca687" style:font-size-asian="12pt" style:font-weight-asian="bold" style:font-size-complex="12pt" style:font-weight-complex="bold"/>
    </style:style>
    <style:style style:name="T146" style:family="text">
      <style:text-properties officeooo:rsid="001f14d7"/>
    </style:style>
    <style:style style:name="T147" style:family="text">
      <style:text-properties officeooo:rsid="00223f61"/>
    </style:style>
    <style:style style:name="T148" style:family="text">
      <style:text-properties officeooo:rsid="001d52e8"/>
    </style:style>
    <style:style style:name="T149" style:family="text">
      <style:text-properties officeooo:rsid="0028b3e5"/>
    </style:style>
    <style:style style:name="T150" style:family="text">
      <style:text-properties officeooo:rsid="0029a388"/>
    </style:style>
    <style:style style:name="T151" style:family="text">
      <style:text-properties officeooo:rsid="002c6b44"/>
    </style:style>
    <style:style style:name="T152" style:family="text">
      <style:text-properties officeooo:rsid="002cbbbd"/>
    </style:style>
    <style:style style:name="T153" style:family="text">
      <style:text-properties officeooo:rsid="002d2641"/>
    </style:style>
    <style:style style:name="T154" style:family="text">
      <style:text-properties officeooo:rsid="002ed91f"/>
    </style:style>
    <style:style style:name="T155" style:family="text">
      <style:text-properties fo:font-style="normal" fo:font-weight="normal" officeooo:rsid="001f2981" style:font-style-asian="normal" style:font-weight-asian="normal" style:font-style-complex="normal" style:font-weight-complex="normal"/>
    </style:style>
    <style:style style:name="T156" style:family="text">
      <style:text-properties officeooo:rsid="00327ca5"/>
    </style:style>
    <style:style style:name="T157" style:family="text">
      <style:text-properties officeooo:rsid="00347a76"/>
    </style:style>
    <style:style style:name="T158" style:family="text">
      <style:text-properties style:font-name="Nimbus Roman" fo:font-style="normal" fo:font-weight="normal" officeooo:rsid="001f2981" style:font-style-asian="normal" style:font-weight-asian="normal" style:font-style-complex="normal" style:font-weight-complex="normal"/>
    </style:style>
    <style:style style:name="T159" style:family="text">
      <style:text-properties officeooo:rsid="003745ba"/>
    </style:style>
    <style:style style:name="T160" style:family="text">
      <style:text-properties officeooo:rsid="003e2a94"/>
    </style:style>
    <style:style style:name="T161" style:family="text">
      <style:text-properties officeooo:rsid="001c298b" style:font-size-asian="11pt"/>
    </style:style>
    <style:style style:name="T162" style:family="text">
      <style:text-properties officeooo:rsid="002d592a" style:font-size-asian="11pt"/>
    </style:style>
    <style:style style:name="T163" style:family="text">
      <style:text-properties officeooo:rsid="00341907" style:font-size-asian="11pt"/>
    </style:style>
    <style:style style:name="T164" style:family="text">
      <style:text-properties officeooo:rsid="003e2a94" style:font-size-asian="11pt"/>
    </style:style>
    <style:style style:name="T165" style:family="text">
      <style:text-properties style:text-position="0% 100%" style:font-name="Nimbus Roman1" fo:font-style="normal" fo:font-weight="normal" style:font-style-asian="normal" style:font-weight-asian="normal" style:font-style-complex="normal" style:font-weight-complex="normal"/>
    </style:style>
    <style:style style:name="T166" style:family="text">
      <style:text-properties style:text-position="0% 100%" style:font-name="Nimbus Roman1" fo:font-style="normal" fo:font-weight="normal" officeooo:rsid="002bcbd0" style:font-style-asian="normal" style:font-weight-asian="normal" style:font-style-complex="normal" style:font-weight-complex="normal"/>
    </style:style>
    <style:style style:name="T167" style:family="text">
      <style:text-properties style:text-position="0% 100%" style:font-name="Nimbus Roman1" fo:font-style="normal" fo:font-weight="normal" officeooo:rsid="0035ec6d" style:font-style-asian="normal" style:font-weight-asian="normal" style:font-style-complex="normal" style:font-weight-complex="normal"/>
    </style:style>
    <style:style style:name="T168" style:family="text">
      <style:text-properties style:text-position="0% 100%" style:font-name="Nimbus Roman1" fo:font-style="normal" fo:font-weight="normal" officeooo:rsid="0027b7ca" style:font-style-asian="normal" style:font-weight-asian="normal" style:font-style-complex="normal" style:font-weight-complex="normal"/>
    </style:style>
    <style:style style:name="T169" style:family="text">
      <style:text-properties style:text-position="0% 100%" style:font-name="Nimbus Roman1" fo:font-style="normal" fo:font-weight="normal" officeooo:rsid="003f4224" style:font-style-asian="normal" style:font-weight-asian="normal" style:font-style-complex="normal" style:font-weight-complex="normal"/>
    </style:style>
    <style:style style:name="T170" style:family="text">
      <style:text-properties style:text-position="0% 100%" style:font-name="Nimbus Roman1" fo:font-style="normal" fo:font-weight="normal" officeooo:rsid="00402709" style:font-style-asian="normal" style:font-weight-asian="normal" style:font-style-complex="normal" style:font-weight-complex="normal"/>
    </style:style>
    <style:style style:name="T171" style:family="text">
      <style:text-properties style:text-position="0% 100%" style:font-name="Nimbus Roman1" fo:font-style="normal" fo:font-weight="normal" officeooo:rsid="0041feae" style:font-style-asian="normal" style:font-weight-asian="normal" style:font-style-complex="normal" style:font-weight-complex="normal"/>
    </style:style>
    <style:style style:name="T172" style:family="text">
      <style:text-properties style:text-position="0% 100%" style:font-name="Nimbus Roman1" fo:font-style="normal" fo:font-weight="normal" officeooo:rsid="00439ddd" style:font-style-asian="normal" style:font-weight-asian="normal" style:font-style-complex="normal" style:font-weight-complex="normal"/>
    </style:style>
    <style:style style:name="T173" style:family="text">
      <style:text-properties style:text-position="0% 100%" style:font-name="Nimbus Roman1" fo:font-style="normal" fo:font-weight="normal" officeooo:rsid="0045c128" style:font-style-asian="normal" style:font-weight-asian="normal" style:font-style-complex="normal" style:font-weight-complex="normal"/>
    </style:style>
    <style:style style:name="T174" style:family="text">
      <style:text-properties style:text-position="0% 100%" style:font-name="Nimbus Roman1" fo:font-style="normal" fo:font-weight="normal" officeooo:rsid="00490b3b" style:font-style-asian="normal" style:font-weight-asian="normal" style:font-style-complex="normal" style:font-weight-complex="normal"/>
    </style:style>
    <style:style style:name="T175" style:family="text">
      <style:text-properties style:text-position="0% 100%" style:font-name="Nimbus Roman1" fo:font-style="normal" fo:font-weight="normal" officeooo:rsid="004be5d2" style:font-style-asian="normal" style:font-weight-asian="normal" style:font-style-complex="normal" style:font-weight-complex="normal"/>
    </style:style>
    <style:style style:name="T176" style:family="text">
      <style:text-properties style:text-position="0% 100%" style:font-name="Nimbus Roman1" fo:font-style="normal" fo:font-weight="normal" officeooo:rsid="004cdc58" style:font-style-asian="normal" style:font-weight-asian="normal" style:font-style-complex="normal" style:font-weight-complex="normal"/>
    </style:style>
    <style:style style:name="T177" style:family="text">
      <style:text-properties style:text-position="0% 100%" style:font-name="Nimbus Roman1" fo:font-style="normal" fo:font-weight="normal" officeooo:rsid="004d6357" style:font-style-asian="normal" style:font-weight-asian="normal" style:font-style-complex="normal" style:font-weight-complex="normal"/>
    </style:style>
    <style:style style:name="T178" style:family="text">
      <style:text-properties style:text-position="0% 100%" style:font-name="Nimbus Roman1" fo:font-style="normal" fo:font-weight="normal" officeooo:rsid="0058abb6" style:font-style-asian="normal" style:font-weight-asian="normal" style:font-style-complex="normal" style:font-weight-complex="normal"/>
    </style:style>
    <style:style style:name="T179" style:family="text">
      <style:text-properties style:text-position="0% 100%" style:font-name="Nimbus Roman1" fo:font-style="normal" style:font-style-asian="normal" style:font-style-complex="normal"/>
    </style:style>
    <style:style style:name="T180" style:family="text">
      <style:text-properties style:text-position="0% 100%" style:font-name="Nimbus Roman1" fo:font-style="normal" officeooo:rsid="0045c128" style:font-style-asian="normal" style:font-style-complex="normal"/>
    </style:style>
    <style:style style:name="T181" style:family="text">
      <style:text-properties style:text-position="0% 100%" style:font-name="Nimbus Roman1" fo:font-style="normal" officeooo:rsid="00490b3b" style:font-style-asian="normal" style:font-style-complex="normal"/>
    </style:style>
    <style:style style:name="T182" style:family="text">
      <style:text-properties style:text-position="0% 100%" style:font-name="Nimbus Roman1" fo:font-style="italic" style:font-style-asian="italic" style:font-style-complex="italic"/>
    </style:style>
    <style:style style:name="T183" style:family="text">
      <style:text-properties style:text-position="0% 100%" style:font-name="Nimbus Roman1" fo:font-style="italic" fo:font-weight="normal" officeooo:rsid="0041feae" style:font-style-asian="italic" style:font-weight-asian="normal" style:font-style-complex="italic" style:font-weight-complex="normal"/>
    </style:style>
    <style:style style:name="T184" style:family="text">
      <style:text-properties style:text-position="0% 100%" style:font-name="Nimbus Roman1" fo:font-style="italic" fo:font-weight="normal" officeooo:rsid="004be5d2" style:font-style-asian="italic" style:font-weight-asian="normal" style:font-style-complex="italic" style:font-weight-complex="normal"/>
    </style:style>
    <style:style style:name="T185" style:family="text">
      <style:text-properties style:text-position="0% 100%" style:font-name="Nimbus Roman1" fo:font-size="10.5pt" fo:font-style="normal" fo:font-weight="normal" officeooo:rsid="0026b862" style:font-size-asian="9.14999961853027pt" style:font-style-asian="normal" style:font-weight-asian="normal" style:font-size-complex="10.5pt" style:font-style-complex="normal" style:font-weight-complex="normal"/>
    </style:style>
    <style:style style:name="T186" style:family="text">
      <style:text-properties style:text-position="0% 100%" style:font-name="Nimbus Roman1" fo:font-size="10.5pt" fo:font-style="normal" fo:font-weight="normal" officeooo:rsid="00490b3b" style:font-size-asian="9.14999961853027pt" style:font-style-asian="normal" style:font-weight-asian="normal" style:font-size-complex="10.5pt" style:font-style-complex="normal" style:font-weight-complex="normal"/>
    </style:style>
    <style:style style:name="T187" style:family="text">
      <style:text-properties style:text-position="0% 100%" style:font-name="Nimbus Roman1" fo:font-size="11pt" fo:font-style="normal" fo:font-weight="normal" style:font-size-asian="11pt" style:font-style-asian="normal" style:font-weight-asian="normal" style:font-size-complex="11pt" style:font-style-complex="normal" style:font-weight-complex="normal"/>
    </style:style>
    <style:style style:name="T188" style:family="text">
      <style:text-properties style:text-position="0% 100%" officeooo:rsid="002d592a" style:font-size-asian="11pt"/>
    </style:style>
    <style:style style:name="T189" style:family="text">
      <style:text-properties style:text-position="0% 100%" style:font-name="FreeMono" fo:font-style="normal" fo:font-weight="normal" style:font-style-asian="normal" style:font-weight-asian="normal" style:font-style-complex="normal" style:font-weight-complex="normal"/>
    </style:style>
    <style:style style:name="T190" style:family="text">
      <style:text-properties style:text-position="0% 100%" style:font-name="FreeMono" fo:font-size="10pt" fo:font-style="normal" fo:font-weight="normal" style:font-size-asian="10pt" style:font-style-asian="normal" style:font-weight-asian="normal" style:font-size-complex="10pt" style:font-style-complex="normal" style:font-weight-complex="normal"/>
    </style:style>
    <style:style style:name="T191" style:family="text">
      <style:text-properties style:text-position="0% 100%" style:font-name="FreeMono" fo:font-size="10pt" fo:font-style="normal" fo:font-weight="normal" officeooo:rsid="002bcbd0" style:font-size-asian="10pt" style:font-style-asian="normal" style:font-weight-asian="normal" style:font-size-complex="10pt" style:font-style-complex="normal" style:font-weight-complex="normal"/>
    </style:style>
    <style:style style:name="T192" style:family="text">
      <style:text-properties style:text-position="0% 100%" style:font-name="FreeMono" fo:font-size="10pt" fo:font-style="normal" fo:font-weight="normal" officeooo:rsid="0027b7ca" style:font-size-asian="10pt" style:font-style-asian="normal" style:font-weight-asian="normal" style:font-size-complex="10pt" style:font-style-complex="normal" style:font-weight-complex="normal"/>
    </style:style>
    <style:style style:name="T193" style:family="text">
      <style:text-properties style:text-position="0% 100%" style:font-name="FreeMono" fo:font-size="10pt" fo:font-style="normal" fo:font-weight="normal" officeooo:rsid="00402709" style:font-size-asian="10pt" style:font-style-asian="normal" style:font-weight-asian="normal" style:font-size-complex="10pt" style:font-style-complex="normal" style:font-weight-complex="normal"/>
    </style:style>
    <style:style style:name="T194" style:family="text">
      <style:text-properties style:text-position="0% 100%" style:font-name="FreeMono" fo:font-size="10pt" fo:font-style="normal" fo:font-weight="normal" officeooo:rsid="00439ddd" style:font-size-asian="10pt" style:font-style-asian="normal" style:font-weight-asian="normal" style:font-size-complex="10pt" style:font-style-complex="normal" style:font-weight-complex="normal"/>
    </style:style>
    <style:style style:name="T195" style:family="text">
      <style:text-properties style:text-position="0% 100%" style:font-name="FreeMono" fo:font-size="10pt" fo:font-style="normal" fo:font-weight="normal" officeooo:rsid="0045c128" style:font-size-asian="10pt" style:font-style-asian="normal" style:font-weight-asian="normal" style:font-size-complex="10pt" style:font-style-complex="normal" style:font-weight-complex="normal"/>
    </style:style>
    <style:style style:name="T196" style:family="text">
      <style:text-properties style:text-position="0% 100%" style:font-name="FreeMono" fo:font-size="10pt" fo:font-style="normal" fo:font-weight="normal" officeooo:rsid="0057c74a" style:font-size-asian="10pt" style:font-style-asian="normal" style:font-weight-asian="normal" style:font-size-complex="10pt" style:font-style-complex="normal" style:font-weight-complex="normal"/>
    </style:style>
    <style:style style:name="T197" style:family="text">
      <style:text-properties style:text-position="0% 100%" style:font-name="FreeMono" fo:font-size="10pt" fo:font-style="normal" fo:font-weight="normal" officeooo:rsid="00490b3b" style:font-size-asian="10pt" style:font-style-asian="normal" style:font-weight-asian="normal" style:font-size-complex="10pt" style:font-style-complex="normal" style:font-weight-complex="normal"/>
    </style:style>
    <style:style style:name="T198" style:family="text">
      <style:text-properties style:text-position="0% 100%" style:font-name="FreeMono" fo:font-size="10pt" fo:font-style="normal" style:font-size-asian="10pt" style:font-style-asian="normal" style:font-size-complex="10pt" style:font-style-complex="normal"/>
    </style:style>
    <style:style style:name="T199" style:family="text">
      <style:text-properties style:text-position="0% 100%" fo:font-style="normal" fo:font-weight="normal" style:font-style-asian="normal" style:font-weight-asian="normal" style:font-style-complex="normal" style:font-weight-complex="normal"/>
    </style:style>
    <style:style style:name="T200" style:family="text">
      <style:text-properties style:text-position="0% 100%" fo:font-style="normal" fo:font-weight="normal" officeooo:rsid="005bc01e" style:font-style-asian="normal" style:font-weight-asian="normal" style:font-style-complex="normal" style:font-weight-complex="normal"/>
    </style:style>
    <style:style style:name="T201" style:family="text">
      <style:text-properties fo:font-style="italic" officeooo:rsid="003e2a94" style:font-size-asian="11pt" style:font-style-asian="italic" style:font-style-complex="italic"/>
    </style:style>
    <style:style style:name="T202" style:family="text">
      <style:text-properties officeooo:rsid="004d6357"/>
    </style:style>
    <style:style style:name="T203" style:family="text">
      <style:text-properties officeooo:rsid="004d69f2"/>
    </style:style>
    <style:style style:name="T204" style:family="text">
      <style:text-properties officeooo:rsid="004e959c"/>
    </style:style>
    <style:style style:name="T205" style:family="text">
      <style:text-properties officeooo:rsid="004fb6c7"/>
    </style:style>
    <style:style style:name="T206" style:family="text">
      <style:text-properties officeooo:rsid="0055e50b"/>
    </style:style>
    <style:style style:name="T207" style:family="text">
      <style:text-properties officeooo:rsid="005e44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elia@arch-elia ~/github/algo_exam/]$ ./<text:span text:style-name="T207">tiles</text:span></text:p>
      <text:p text:style-name="P28">[elia@arch-elia ~/github/algo_exam/]$ C 0 0 elia_cortesi_01911A 1</text:p>
      <text:p text:style-name="P28">[elia@arch-elia ~/github/algo_exam/]$ C 0 1 tilesProject 1</text:p>
      <text:p text:style-name="P28">[elia@arch-elia ~/github/algo_exam/]$ ? 0 1</text:p>
      <text:p text:style-name="P29"/>
      <text:p text:style-name="P16">tilesProject by Elia Cortesi 01911A</text:p>
      <text:p text:style-name="P3"/>
      <text:p text:style-name="P3">Indice:</text:p>
      <text:p text:style-name="P3">1 - <text:span text:style-name="T202">Introduzione</text:span></text:p>
      <text:p text:style-name="P81"><text:tab/>1.1 - Differenze tra consegna e revisione</text:p>
      <text:p text:style-name="P5"><text:tab/>1.2 - Modellazione del problema</text:p>
      <text:p text:style-name="P3">2 - Descrizione delle strutture dati</text:p>
      <text:p text:style-name="P1"><text:tab/>2.1 - Piastrelle, adiacenze e blocchi</text:p>
      <text:p text:style-name="P2"><text:tab/>2.2 - Regole</text:p>
      <text:p text:style-name="P2"><text:tab/>2.3 - Piano</text:p>
      <text:p text:style-name="P4"><text:tab/>2.4 - Union-Find</text:p>
      <text:p text:style-name="P3">3 - <text:span text:style-name="T151">O</text:span>perazioni </text:p>
      <text:p text:style-name="P30"><text:tab/>3.1 - Operazioni <text:span text:style-name="T148">di Union-Find</text:span></text:p>
      <text:p text:style-name="P30"><text:tab/>3.<text:span text:style-name="T159">2</text:span> - Operazioni per <text:span text:style-name="T148">le piastrelle</text:span></text:p>
      <text:p text:style-name="P30"><text:tab/>3.<text:span text:style-name="T159">3</text:span> - Operazioni per <text:span text:style-name="T159">le regole</text:span></text:p>
      <text:p text:style-name="P32"><text:tab/>3.<text:span text:style-name="T159">4</text:span> - Operazioni per <text:span text:style-name="T159">i</text:span> <text:span text:style-name="T159">blocchi</text:span></text:p>
      <text:p text:style-name="P30"><text:tab/>3.<text:span text:style-name="T159">5</text:span> - Operazioni <text:span text:style-name="T148">per le </text:span><text:span text:style-name="T159">piste</text:span></text:p>
      <text:p text:style-name="P31">4 - <text:span text:style-name="T204">Esempi di esecuzion</text:span><text:span text:style-name="T206">e</text:span></text:p>
      <text:p text:style-name="P3"/>
      <text:p text:style-name="P18">1 – <text:span text:style-name="T203">Introduzione</text:span></text:p>
      <text:p text:style-name="P18"/>
      <text:p text:style-name="P24">1.1 – Differenze tra consegna e revisione</text:p>
      <text:p text:style-name="P24"/>
      <text:p text:style-name="P14">Questa relazione è la versione aggiornata e revisionata rispetto a quella precedente. In particolare, gli aspetti per cui si differenzia sono <text:span text:style-name="T205">i</text:span> seguenti:</text:p>
      <text:p text:style-name="P14"><text:s text:c="2"/>- struttura del codice modificata</text:p>
      <text:p text:style-name="P14"><text:s text:c="2"/>- modellazione del problema migliorata con l’utilizzo <text:span text:style-name="T205">di concetti</text:span> d<text:span text:style-name="T205">ei</text:span> grafi</text:p>
      <text:p text:style-name="P14"><text:s text:c="2"/>- aggiunta descrizione migliore del funzionamento dell<text:span text:style-name="T205">e</text:span> operazioni</text:p>
      <text:p text:style-name="P24"/>
      <text:p text:style-name="P24">1.2 – Modellazione del problema</text:p>
      <text:p text:style-name="P17"/>
      <text:p text:style-name="P76"><text:span text:style-name="T3">L’uso di strutture dati efficienti è cruciale nella risoluzione di problemi complessi, specialmente quando si lavora con insiemi di oggetti connessi come, </text:span><text:span text:style-name="T4">nel nostro caso,</text:span><text:span text:style-name="T3"> le piastrelle in un piano. Una delle strutture dati </text:span><text:span text:style-name="T4">migliori</text:span><text:span text:style-name="T3"> per la gestione di insiemi disgiunti è la </text:span><text:span text:style-name="T8">U</text:span><text:span text:style-name="T3">nion-</text:span><text:span text:style-name="T8">F</text:span><text:span text:style-name="T3">ind, conosciuta anche come </text:span><text:span text:style-name="T8">D</text:span><text:span text:style-name="T3">isjoint-</text:span><text:span text:style-name="T8">S</text:span><text:span text:style-name="T3">et, fornendo operazioni efficienti per unire insiemi e trovare i rappresentanti dei singoli elementi. È comunemente usata in problemi che richiedono la gestione di connessioni dinamiche, come il calcolo delle componenti connesse in un grafo. I grafi sono strutture composte da nodi (o vertici) e archi che connettono coppie di nodi. </text:span><text:span text:style-name="T5">I nodi sono gli oggetti che dobbiamo rappresentare, nel nostro caso le piastrelle, e gli archi sono le relazioni tra gli oggetti, nel nostro caso la condizione di adiacenza tra due piastrelle.</text:span><text:span text:style-name="T3"> La rappresentazione di un grafo può avvenire </text:span><text:span text:style-name="T5">in diversi modi: liste di archi,</text:span><text:span text:style-name="T3"> matrici di adiacenza/</text:span><text:span text:style-name="T5">incidenza</text:span><text:span text:style-name="T3">, liste di adiacenza/</text:span><text:span text:style-name="T5">incidenza</text:span><text:span text:style-name="T3">, o altre strutture specifiche a seconda delle esigenze dell’applicazione. In alcuni scenari, </text:span><text:span text:style-name="T6">pero’, </text:span><text:span text:style-name="T3">non è necessario rappresentare esplicitamente il grafo, </text:span><text:span text:style-name="T5">come ho deciso di fare per questo progetto, </text:span><text:span text:style-name="T7">in quanto, i</text:span><text:span text:style-name="T3">nvece di memorizzare esplicitamente le connessioni, possiamo utilizzare una struttura union-find per mantenere traccia delle componenti connesse, rappresentando così il grafo in modo implicito. Un grafo implicito è una struttura in cui i nodi e gli archi non sono esplicitamente memorizzati come tali, ma possono essere dedotti attraverso regole o funzioni. Il dualismo tra grafi e union-find </text:span><text:soft-page-break/><text:span text:style-name="T3">emerge </text:span><text:span text:style-name="T8">particolar</text:span><text:span text:style-name="T3">mente quando consideriamo le operazioni di connettività nel sistema di piastrelle, </text:span><text:span text:style-name="T8">in quanto i</text:span><text:span text:style-name="T3"> grafi forniscono un </text:span><text:span text:style-name="T10">ottimo modo</text:span><text:span text:style-name="T3"> per rappresentare le connessioni tra le piastrelle, mentre la union-find offre un modo efficiente per gestire queste connessioni e per eseguire operazioni come </text:span><text:span text:style-name="T10">l’unione</text:span><text:span text:style-name="T3"> di insiemi e la determinazione delle componenti connesse.</text:span></text:p>
      <text:p text:style-name="P6"><text:s/></text:p>
      <text:p text:style-name="P19">2 - Descrizione delle strutture dati</text:p>
      <text:p text:style-name="P6"><text:span text:style-name="T98">H</text:span><text:span text:style-name="T1">o definito diversi tipi complessi per rappresentare al meglio il grafo </text:span><text:span text:style-name="T98">e l’intero sistema. Ho creato dei tipi per rappresentare </text:span><text:span text:style-name="T99">le piastrelle (quindi i nodi del grafo) e dei tipi per rappresentare le adiacenze/blocchi (le connessioni tra </text:span><text:span text:style-name="T152">i</text:span><text:span text:style-name="T99"> nodi). Come vedremo nella sezione </text:span><text:span text:style-name="T146">2.1</text:span><text:span text:style-name="T99"> piastrelle, adiacenze e blocchi, nella mia rappresentazione implicita del grafo, sono st</text:span><text:span text:style-name="T152">re</text:span><text:span text:style-name="T99">ttamente correlate. Invece, per quanto riguarda le regole, </text:span><text:span text:style-name="T100">ho usato una rappresentazione più tradizionale come l’array (sezione </text:span><text:span text:style-name="T146">2.2</text:span><text:span text:style-name="T154">).</text:span></text:p>
      <text:p text:style-name="P6"/>
      <text:p text:style-name="P23">2.1 - Piastrelle, adiacenze e blocchi</text:p>
      <text:p text:style-name="P75"><text:span text:style-name="T3">La stru</text:span><text:span text:style-name="T9">ct</text:span><text:span text:style-name="T3"> </text:span><text:span text:style-name="T101">p</text:span><text:span text:style-name="Source_20_Text"><text:span text:style-name="T102">iastrella</text:span></text:span><text:span text:style-name="T3"> rappresenta una singola piastrella del sistema. È </text:span><text:span text:style-name="T9">identificata univocament</text:span><text:span text:style-name="T3">e con </text:span><text:span text:style-name="T9">le c</text:span><text:span text:style-name="T3">oordinate </text:span><text:span text:style-name="Source_20_Text"><text:span text:style-name="T3">x</text:span></text:span><text:span text:style-name="T3"> e </text:span><text:span text:style-name="Source_20_Text"><text:span text:style-name="T3">y</text:span></text:span><text:span text:style-name="T3">, che identificano la posizione della piastrella nel piano, </text:span><text:span text:style-name="T9">ed è la rappresentazione di base di un nodo del grafo. Infatti, in un grafo un nodo può essere identificato da un’etichetta o da un identificatore univoco. Questa rappresentazione è oltremodo efficace poiché le operazioni di accesso e modifica delle piastrelle possono essere eseguite direttamente utilizzando le coordinate.</text:span></text:p>
      <text:p text:style-name="P27"><text:span text:style-name="T90">La str</text:span><text:span text:style-name="T93">uct</text:span><text:span text:style-name="T90"> </text:span><text:span text:style-name="Source_20_Text"><text:span text:style-name="T102">properties</text:span></text:span><text:span text:style-name="T90"> rappresenta le proprietà di una piastrella </text:span><text:span text:style-name="T94">ed è ciò che permette la rappresentazione implicita del grafo. Infatti nella struct vengono immagazzinate </text:span><text:span text:style-name="T92">varie informazioni, elencate nel dettagli</text:span><text:span text:style-name="T96">o</text:span><text:span text:style-name="T92"> in seguito, che permettono di tenere traccia dei vari blocchi di piastrelle, e di conseguenza delle componenti connesse del grafo. In particolare, la struct i</text:span><text:span text:style-name="T90">nclude informazioni come il colore </text:span><text:span text:style-name="T92">della piastrella (</text:span><text:span text:style-name="T103">color</text:span><text:span text:style-name="T92">)</text:span><text:span text:style-name="T90">, l'intensità del colore </text:span><text:span text:style-name="T92">della piastrella (</text:span><text:span text:style-name="T103">intensity</text:span><text:span text:style-name="T92">)</text:span><text:span text:style-name="T90">, il genitore</text:span><text:span text:style-name="T92"> di una piastrella, ovvero la prima piastrella del piano accesa con nessuna piastrella circonvicina accesa (</text:span><text:span text:style-name="T103">parent</text:span><text:span text:style-name="T92">) </text:span><text:span text:style-name="T96">(vedi sezione 3.</text:span><text:span text:style-name="T97">2)</text:span><text:span text:style-name="T92">, la dimensione del blocco, ovvero il numero di piastrelle che compongono un blocco</text:span><text:span text:style-name="T90"> </text:span><text:span text:style-name="T92">(</text:span><text:span text:style-name="T103">size</text:span><text:span text:style-name="T92">)</text:span><text:span text:style-name="T90"> e l'intensità totale del blocco di piastrelle </text:span><text:span text:style-name="T92">(</text:span><text:span text:style-name="T104">blockIntensity</text:span><text:span text:style-name="T92">)</text:span><text:span text:style-name="T90">. </text:span><text:span text:style-name="T92">Questa implementazione permette di lavorare contemporaneamente sia con i grafi sia con la Union-Find, in modo complementare, facendo in modo di avere tutte le informazioni rilevanti in un'unica struttura, semplificando l'accesso e la gestione dei dati. </text:span><text:span text:style-name="T91">Inoltre </text:span><text:span text:style-name="T92">permette di manipolare facilmente le piastrelle, aggiungendo o rimuovendo elementi dal piano </text:span><text:span text:style-name="T91">(</text:span><text:span text:style-name="T92">vedi sezione 2.3</text:span><text:span text:style-name="T91">)</text:span><text:span text:style-name="T92">.</text:span></text:p>
      <text:p text:style-name="P20"><text:span text:style-name="T145">2.</text:span><text:span text:style-name="T144">2 - Regole</text:span></text:p>
      <text:p text:style-name="P25"><text:span text:style-name="T90">La stru</text:span><text:span text:style-name="T93">ct</text:span><text:span text:style-name="T90"> </text:span><text:span text:style-name="Source_20_Text"><text:span text:style-name="T102">rule</text:span></text:span><text:span text:style-name="T90"> rappresenta una singola regola </text:span><text:span text:style-name="T93">all’interno del</text:span><text:span text:style-name="T90"> sistema. </text:span><text:span text:style-name="T93">Una regola è un meccanismo che permette ad una piastrella di cambiare colore a secoda delle piastrelle circonvicine accese. </text:span><text:span text:style-name="T90">Include </text:span><text:span text:style-name="T93">varie informazioni come </text:span><text:span text:style-name="T90">il co</text:span><text:span text:style-name="T95">lore che la regola applica alla piastrella (</text:span><text:span text:style-name="T105">color</text:span><text:span text:style-name="T95">), il numero di volte che una regola è stata applicata (</text:span><text:span text:style-name="T105">usage</text:span><text:span text:style-name="T95">) e una lista di ruleset, ovvero l’elenco di piastrelle circonvicine necessarie affinchè a regola possa essere applicata (</text:span><text:span text:style-name="T105">ruleset</text:span><text:span text:style-name="T95">)</text:span><text:span text:style-name="T90">.</text:span></text:p>
      <text:p text:style-name="P25"><text:span text:style-name="T90">La stru</text:span><text:span text:style-name="T95">ct</text:span><text:span text:style-name="T90"> </text:span><text:span text:style-name="Source_20_Text"><text:span text:style-name="T102">ruleset</text:span></text:span><text:span text:style-name="T90"> definisce un insieme di </text:span><text:span text:style-name="T95">coppie numero-colore corrispondenti alle piastrelle circonvicine che devono essere accese affinchè la regola possa essere applicata. Include due informazioni: il colore della piastrella (</text:span><text:span text:style-name="T105">color</text:span><text:span text:style-name="T95">) e il numero di piastrelle di quel colore che devono essere accese (</text:span><text:span text:style-name="T105">count</text:span><text:span text:style-name="T95">). </text:span></text:p>
      <text:p text:style-name="P80">La combinazione di questi due tipi di dati ci permette di scomporre la regola in componenti più comode da manipolare, analizzare ed applicare.</text:p>
      <text:p text:style-name="P26"><text:span text:style-name="T90"/></text:p>
      <text:p text:style-name="P21"><text:soft-page-break/>2.3 - Piano</text:p>
      <text:p text:style-name="P11">La struct <text:span text:style-name="T102">piano</text:span> rappresenta il sistema nella sua interezza. Contiene due campi al suo interno: <text:span text:style-name="T102">tiles</text:span> e <text:span text:style-name="T102">rules</text:span>, rispettivamente l’iniseme delle piastrelle e l’insieme delle regole. Il primo è niente di meno che il grafo implicito. Infatti <text:span text:style-name="T102">tiles</text:span> è una mappa, con come chiave il tipo piastrella, una coppia di coordinate univoca, che rappresenta i nodi del grafo, e con come valore il tipo properties, che rappresenta le relazioni che il nodo (x,y) <text:span text:style-name="T147">h</text:span>a con le altre piastrelle. <text:span text:style-name="T149">L’utilizzo di una mappa permette </text:span><text:span text:style-name="T150">l’inserimento, la ricerca e l’eliminazione di un elemento molto conveniente. </text:span>Il secondo è invece un array <text:span text:style-name="T147">di elementi di tipo </text:span><text:span text:style-name="T107">ruleset</text:span><text:span text:style-name="T147">, molto comodo per applicarci un algoritmo di sorting. </text:span><text:span text:style-name="T160">Per la precisione, </text:span><text:span text:style-name="T115">ruleset</text:span><text:span text:style-name="T160"> è un puntatore ad un array. Ciò è stato necessario in quanto</text:span><text:span text:style-name="T188"> </text:span><text:span text:style-name="T114">appe</text:span><text:span text:style-name="T115">nd</text:span><text:span text:style-name="T164">, la funzione usata dentro </text:span><text:span text:style-name="T115">regola</text:span><text:span text:style-name="T164"> (sezione 3.3)</text:span><text:span text:style-name="T161"> fa in automatico quello che, in linguaggi come C, bisogna fare manualmente </text:span><text:span text:style-name="T164">(</text:span><text:span text:style-name="T201">memory management</text:span><text:span text:style-name="T164">)</text:span><text:span text:style-name="T161">. Ovvero, se si deve aggiungere un record ad un array, ma quell'array è pieno, si crea un nuovo array con la dimensione aggiornata, si copia il contenuto di quello vecchio in quello nuovo, e si elimina quello vecchio. Quindi, è vero che una slice all'interno di una struct viene passata per referenza anche se la struct viene passata per valore, ma dopo che </text:span><text:span text:style-name="T162">si fa</text:span><text:span text:style-name="T161"> </text:span><text:span text:style-name="T114">append</text:span><text:span text:style-name="T161"> viene eliminata la slice originaria </text:span><text:span text:style-name="T162">(nel caso in cui la capacit</text:span><text:span text:style-name="T163">à</text:span><text:span text:style-name="T162"> della slice sia piena). Quindi, se non si restituisce nulla, quando si prova ad accedere a quella slice, sarà sempre vuota.</text:span></text:p>
      <text:p text:style-name="P10"><text:span text:style-name="T162"/></text:p>
      <text:p text:style-name="P15">3 – <text:span text:style-name="T153">O</text:span>perazioni</text:p>
      <text:p text:style-name="P22">3.1 - Operazioni di Union-Find</text:p>
      <text:p text:style-name="P12">La struttura dati Union-Find, conosciuta anche come Disjoint Set Union (DSU), è una struttura che gestisce un insieme di elementi partizionati in più insiemi disgiunti. Nel caso specifico di questo progetto il piano coincide con l’intera struttura Union-Find <text:span text:style-name="T154">e viene inizializzato nel main tramite la funzione </text:span><text:span text:style-name="T108">makeSet</text:span><text:span text:style-name="T154">, che semplicemente inizializza </text:span><text:span text:style-name="T108">tiles</text:span><text:span text:style-name="T154"> e </text:span><text:span text:style-name="T108">rules</text:span><text:span text:style-name="T154">.</text:span></text:p>
      <text:p text:style-name="P13">Quando una piastrella viene accesa (vedi sezione 3.2) <text:span text:style-name="T156">bisogna aggiungerla al sistema di piastrelle. Per fare ciò si utilizza la funzione </text:span><text:span text:style-name="T109">Add</text:span><text:span text:style-name="T156">. Essa permette di creare una piastrella, qual’ora non fosse già accesa, e di inserirla all’interno di </text:span><text:span text:style-name="T109">tiles</text:span><text:span text:style-name="T156">. </text:span><text:span text:style-name="T157">In termini di </text:span><text:span text:style-name="T156">grafo, </text:span><text:span text:style-name="T109">Add</text:span><text:span text:style-name="T156"> permette di creare un nuovo nodo senza relazioni con altri nodi. Nella pratica </text:span><text:span text:style-name="T109">Add</text:span><text:span text:style-name="T156"> aggiunge alla mappa </text:span><text:span text:style-name="T109">tiles</text:span><text:span text:style-name="T156"> un nuovo elemento nel caso in cui quell’elemento non sia presente, mentre aggiorna i vari campi della struct </text:span><text:span text:style-name="T109">properties</text:span><text:span text:style-name="T156"> associata nel caso in cui l’elemento sia già presente. <text:s/></text:span></text:p>
      <text:p text:style-name="P39"><text:span text:style-name="T60">Per quanto riguarda le mere </text:span><text:span text:style-name="T59">operazioni di </text:span><text:span text:style-name="T60">U</text:span><text:span text:style-name="T59">nion-Find, sono principalmente due: </text:span><text:span text:style-name="T136">Find</text:span><text:span text:style-name="T59"> e </text:span><text:span text:style-name="T136">Union</text:span><text:span text:style-name="T59">. </text:span><text:span text:style-name="T136">Find</text:span><text:span text:style-name="T59"> </text:span><text:span text:style-name="T61">permette, dato un elemento, di risalire a quale insieme appartiene. Applicata nel contesto delle piastrelle, questa funzione permette di risalire a quale blocco di piastrelle una piastrella appartiene. </text:span><text:span text:style-name="T62">Infatti, come identificativo di un blocco di piastrelle, si intende la prima piastrella accesa che non ha piastrelle circonvicine accese </text:span><text:span text:style-name="T63">(ulteriori dettagli nella sezione 3.2)</text:span><text:span text:style-name="T62">.</text:span><text:span text:style-name="T61"> Nella pratica quando si chiama </text:span><text:span text:style-name="T123">Find</text:span><text:span text:style-name="T61"> su una piastrella la funzione controlla ricorsivamente il <text:s/>campo parent della struct </text:span><text:span text:style-name="T123">properties</text:span><text:span text:style-name="T61"> associata alla piastrella, aggiornando per ogni piastrella esaminata il relativo campo </text:span><text:span text:style-name="T123">parent</text:span><text:span text:style-name="T61">. Questa operazione di aggiornamento viene definita </text:span><text:span text:style-name="T65">path compression</text:span><text:span text:style-name="T12">, </text:span><text:span text:style-name="T14">una tecnica di ottimizzazione</text:span><text:span text:style-name="T12"> che permette di </text:span><text:span text:style-name="T14">rendere le future chiamate di </text:span><text:span text:style-name="T125">Find</text:span><text:span text:style-name="T14"> molto veloci</text:span><text:span text:style-name="T53">. </text:span><text:span text:style-name="T137">Union</text:span><text:span text:style-name="T12"> permette di unire due insieme disgiunti in un solo insieme. </text:span><text:span text:style-name="T14">Applicata nel contesto delle piastrelle, questa funzione permette di creare una relazione di adiacenza tra due piastrelle, ovvero crea un arco tra due nodi del grafo. </text:span><text:span text:style-name="T126">Union</text:span><text:span text:style-name="T15"> permette anche di unire due blocchi diversi, formati ciascuno da più piastrelle, in un unico grande blocco, </text:span><text:span text:style-name="T12">e per </text:span><text:span text:style-name="T15">decidere quale dei due identificativi dei due blocchi continuare ad usare, </text:span><text:span text:style-name="T12">sfrutta la tecnica di ottimizzazione chiamata </text:span><text:span text:style-name="T65">union by </text:span><text:span text:style-name="T66">size</text:span><text:span text:style-name="T65"> </text:span><text:span text:style-name="T12">che permette di mantenere </text:span><text:span text:style-name="T15">come identificativo quello del blocco con il campo </text:span><text:span text:style-name="T126">size</text:span><text:span text:style-name="T15"> maggiore</text:span><text:span text:style-name="T12">. </text:span><text:span text:style-name="T15">Nella pratica </text:span><text:span text:style-name="T126">Union</text:span><text:span text:style-name="T15"> utilizza </text:span><text:span text:style-name="T126">Find</text:span><text:span text:style-name="T15"> per trovare le due piastrella da cui </text:span><text:span text:style-name="T16">si </text:span><text:span text:style-name="T15">sono </text:span><text:span text:style-name="T16">originati</text:span><text:span text:style-name="T15"> i due blocchi, e confronta il campo </text:span><text:span text:style-name="T126">size</text:span><text:span text:style-name="T15"> di ciascuna. In base a quale dei due campi è maggiore si modificano le proprietà di una delle due </text:span><text:soft-page-break/><text:span text:style-name="T15">piastrelle di conseguenza, in modo tale che la piastrella “vincente” risulti come l’origine del nuovo blocco appena formato.</text:span></text:p>
      <text:p text:style-name="P39"><text:span text:style-name="T15"/></text:p>
      <text:p text:style-name="P64"><text:span text:style-name="T15">L</text:span><text:span text:style-name="T11">e tecniche di ottimizzazione usate, </text:span><text:span text:style-name="T64">path compression</text:span><text:span text:style-name="T11"> e </text:span><text:span text:style-name="T64">union by size</text:span><text:span text:style-name="T11">,</text:span><text:span text:style-name="T64"> </text:span><text:span text:style-name="T11">rendono la struttura Union-Find estremamente efficiente per gestire le piastrelle </text:span><text:span text:style-name="T17">e le loro manipolazioni, usando una mappa per tenere traccia delle piastrelle accese. Inoltre permette di tenere traccia in modo ordinato ed efficiente delle componenti connesse all’intero del grafo. Le mappe assicurano tempi di accesso, ricerca ed eliminazione costanti, quindi O(1), così come la complessità temporale delle funzioni </text:span><text:span text:style-name="T127">makeSet</text:span><text:span text:style-name="T17"> e </text:span><text:span text:style-name="T127">Add</text:span><text:span text:style-name="T17"> (per quanto riguarda </text:span><text:span text:style-name="T127">Add</text:span><text:span text:style-name="T17">, se la piastrella non è già presente nella mappa, la complessità è O(1), se invece è già presente la complessità è pari a quella di </text:span><text:span text:style-name="T127">Find</text:span><text:span text:style-name="T17"> e </text:span><text:span text:style-name="T127">Union</text:span><text:span text:style-name="T17">). Le funzioni </text:span><text:span text:style-name="T127">Find</text:span><text:span text:style-name="T17"> e </text:span><text:span text:style-name="T127">Union</text:span><text:span text:style-name="T17"> hanno una complessità di ~O(1), per la precisione </text:span><text:span text:style-name="T158">θ</text:span><text:span text:style-name="T18">(</text:span><text:span text:style-name="T158">α</text:span><text:span text:style-name="T18">(n)), dove </text:span><text:span text:style-name="T158">α</text:span><text:span text:style-name="T18">(n) </text:span><text:span text:style-name="T13">è</text:span><text:span text:style-name="T18"> la </text:span><text:span text:style-name="T67">funzione inversa di Ackermann, </text:span><text:span text:style-name="T18">una funzione che cresce cos</text:span><text:span text:style-name="T13">ì</text:span><text:span text:style-name="T18"> lentamente che per tutti i valori pratici di n (il numero di elementi nell'</text:span><text:span text:style-name="T13">U</text:span><text:span text:style-name="T18">nion-</text:span><text:span text:style-name="T13">F</text:span><text:span text:style-name="T18">ind), α(n) è minore di 5. Questo rende la complessità delle operazioni di </text:span><text:span text:style-name="Source_20_Text"><text:span text:style-name="T155">Find</text:span></text:span><text:span text:style-name="T18"> e </text:span><text:span text:style-name="Source_20_Text"><text:span text:style-name="T155">Union</text:span></text:span><text:span text:style-name="T18"> quasi costante </text:span><text:span text:style-name="T19">nella</text:span><text:span text:style-name="T18"> pratica (</text:span><text:a xlink:type="simple" xlink:href="https://en.wikipedia.org/wiki/Disjoint-set_data_structure" text:style-name="Internet_20_link" text:visited-style-name="Visited_20_Internet_20_Link"><text:span text:style-name="T18">https://en.wikipedia.org/wiki/Disjoint-set_data_structure</text:span></text:a><text:span text:style-name="T18">). </text:span><text:span text:style-name="T17">Lo spazio occupato da queste funzioni, invece, è sempre costante, in quanto non usano strutture dati esterne per eseguire le loro operazioni, ma solo variabili locali temporanee.</text:span></text:p>
      <text:p text:style-name="P64"><text:span text:style-name="T17"/></text:p>
      <text:p text:style-name="P64"><text:span text:style-name="T24">Un’altra funzione</text:span><text:span text:style-name="T17"> importante dal punto di vista teorico è </text:span><text:span text:style-name="T127">getAdiacenti</text:span><text:span text:style-name="T17">. Essa restituisce un’array contenente 8 piastrelle, ovvero tutte le possibili piastrelle circonvicine che una piastrella può avere. </text:span><text:span text:style-name="T20">In termini di grafo questa funzione permette di trovare tutti i possibili archi che possono essere instaurati tra il nodo corrente (la piastrella di cui si vogliono sapere le piastrelle circonvicine) e gli altri nodi (le piastrelle circonvicine). Il concetto di arco è racchiuso all’interno del concetto di adiacenza, infatti se due piastrelle non sono tra loro circonvicine esse non possono essere connesse tra loro (senza altre piastrelle intermedie), quindi non può esistere un arco diretto tra i due nodi. </text:span><text:span text:style-name="T24">Anche per getAdiacenti la complessità è costante, quindi O(1), in quanto la grandezza dell’array restituito è sempre 8. La stessa cosa vale per lo spazio occupato, costante O(1).</text:span></text:p>
      <text:p text:style-name="P72"><text:span text:style-name="T56"/></text:p>
      <text:p text:style-name="P47"><text:span text:style-name="T11"/></text:p>
      <text:p text:style-name="P73"><text:span text:style-name="T56">3.</text:span><text:span text:style-name="T57">2</text:span><text:span text:style-name="T56"> - Operazioni per le piastrelle</text:span></text:p>
      <text:p text:style-name="P46"><text:span text:style-name="T20"/></text:p>
      <text:p text:style-name="P40"><text:span text:style-name="T71">Gestire le piastrelle significa accenderle (e colorarle), spegnerle e verificarne lo stato. </text:span><text:span text:style-name="T73">In termini di grafo significa creare, aggiungere, </text:span><text:span text:style-name="T74">collegare</text:span><text:span text:style-name="T73"> ed eliminare dei nodi.</text:span></text:p>
      <text:p text:style-name="P40"><text:span text:style-name="T72"/></text:p>
      <text:p text:style-name="P41"><text:span text:style-name="T72">Per implementare le operazioni di accensione e colorazione ho </text:span><text:span text:style-name="T73">definito</text:span><text:span text:style-name="T72"> la funzione </text:span><text:span text:style-name="T106">colora</text:span><text:span text:style-name="T72">. </text:span><text:span text:style-name="T73">Quando una piastrella deve essere colorata viene creata e aggiumta al sistema con la funzione </text:span><text:span text:style-name="T110">Add</text:span><text:span text:style-name="T73">. Successivamente bisogna controllare se essa ha piastrelle circonvicine accese attraverso la funzione </text:span><text:span text:style-name="T110">getAdiacenti</text:span><text:span text:style-name="T73">. Se non risultano piastrelle circonvicine accese allor</text:span><text:span text:style-name="T74">a </text:span><text:span text:style-name="T73">la nuova piastrella creata sarà quella da cui avrà origine un blocco</text:span><text:span text:style-name="T72">. </text:span><text:span text:style-name="T73">Altrimenti </text:span><text:span text:style-name="T74">la funzione controlla ogni piastrella circonvicina ed effettua una’operazione di </text:span><text:span text:style-name="T111">Union</text:span><text:span text:style-name="T74"> tra la nuova piastrella e </text:span><text:span text:style-name="T76">ogni</text:span><text:span text:style-name="T74"> piastrella già accesa. In realtà la vera e propria operazione di </text:span><text:span text:style-name="T111">Union</text:span><text:span text:style-name="T74"> viene effettuata solo con la prima piastrella circonvicina accesa, perchè successivamente gli identificativi della nuova piastrella accesa e le piastrelle circonvicine coincidono, e non c’è bisogno di unire altri insiemi. Questo si traduce in: quando si crea un nuovo nodo del grafo si controlla se si può creare un arco tra esso e un’altro nodo già esistente. </text:span><text:span text:style-name="T112">c</text:span><text:span text:style-name="T111">olora</text:span><text:span text:style-name="T74"> gestisce egregiamente anche il caso in cui una nuova piastrella, con la sua accensione, crea un collegamento tra due blocchi diversi. In quel caso l’operazione di </text:span><text:span text:style-name="T111">Union</text:span><text:span text:style-name="T74"> viene eseguita </text:span><text:span text:style-name="T58">almeno</text:span><text:span text:style-name="T74"> 2 volte: la prima per aggiungere la nuova piastrella ad un blocco, e la seconda (o più) per collegare i blocchi tra loro.</text:span></text:p>
      <text:p text:style-name="P41"><text:span text:style-name="T74"/></text:p>
      <text:p text:style-name="P41"><text:span text:style-name="T21">Per implementare l’operazione </text:span><text:span text:style-name="T22">di v</text:span><text:span text:style-name="T21">erifica </text:span><text:span text:style-name="T22">del</text:span><text:span text:style-name="T21">lo stato di una piastrella non ho usato funzioni particolari, ma ho semplicemente sfruttato le propriet</text:span><text:span text:style-name="T22">à</text:span><text:span text:style-name="T21"> di accesso e ricerca in tempo costante delle mappe </text:span><text:span text:style-name="T25">per ottenere le informazioni relative ad una piastrella (nodo)</text:span><text:span text:style-name="T21">.</text:span></text:p>
      <text:p text:style-name="P34"><text:span text:style-name="T21"/></text:p>
      <text:p text:style-name="P42"><text:span text:style-name="T21">Per implementare l’operazione di spegnimento ho </text:span><text:span text:style-name="T34">definito</text:span><text:span text:style-name="T21"> la funzione </text:span><text:span text:style-name="T138">spegni</text:span><text:span text:style-name="T21">. </text:span><text:span text:style-name="T25">Probabilmente</text:span><text:span text:style-name="T21"> </text:span><text:span text:style-name="T22">è</text:span><text:span text:style-name="T21"> la funzione </text:span><text:span text:style-name="T25">più complessa in termini di operazioni che bisogna eseguire</text:span><text:span text:style-name="T21">. Infatti, quando spegniamo una piastrella bisogna fare molte valutazioni. Innanzitutto bisogna controllare che la piastrella che vogliamo spegnere non sia </text:span><text:span text:style-name="T25">quella da cui </text:span><text:soft-page-break/><text:span text:style-name="T25">si è generato il blocco. Se dovessimo spegnerla, parlando in termini di programmazione, non avremmo più un identificativo per il blocco, e quindi non avremmo più la possibilità di identificare le componenti connesse</text:span><text:span text:style-name="T21">. Se </text:span><text:span text:style-name="T25">dovesse capitare </text:span><text:span text:style-name="T21">di </text:span><text:span text:style-name="T25">dover </text:span><text:span text:style-name="T21">spegnere </text:span><text:span text:style-name="T25">una piastrella di questo tipo (quindi un “nodo-radice” del grafo) a</text:span><text:span text:style-name="T21">llora tramite la funzione </text:span><text:span text:style-name="T138">cambiaRadice</text:span><text:span text:style-name="T21"> si pu</text:span><text:span text:style-name="T22">ò</text:span><text:span text:style-name="T21"> cambiare </text:span><text:span text:style-name="T23">il riferimento al blocco usando una piastrella circonvicina a </text:span><text:span text:style-name="T25">quella </text:span><text:span text:style-name="T23">attuale</text:span><text:span text:style-name="T26">. </text:span><text:span text:style-name="T23">Questa operazione non crea nessun problema perch</text:span><text:span text:style-name="T22">é</text:span><text:span text:style-name="T23"> il blocco </text:span><text:span text:style-name="T22">è</text:span><text:span text:style-name="T23"> un insieme di piastrelle senza relazioni </text:span><text:span text:style-name="T26">dirette</text:span><text:span text:style-name="T23"> tra di </text:span><text:span text:style-name="T26">loro</text:span><text:span text:style-name="T23"> (se non il fatto di essere adiacenti) quindi cambiare la </text:span><text:span text:style-name="T26">piastrella iniziale</text:span><text:span text:style-name="T23"> </text:span><text:span text:style-name="T22">è</text:span><text:span text:style-name="T23"> paragonabile a cambiare il nome di quel blocco, ma le propriet</text:span><text:span text:style-name="T22">à</text:span><text:span text:style-name="T23"> d</text:span><text:span text:style-name="T22">ello stesso</text:span><text:span text:style-name="T23"> rimangono </text:span><text:span text:style-name="T19">inalterate</text:span><text:span text:style-name="T23">. </text:span></text:p>
      <text:p text:style-name="P35"><text:span text:style-name="T23"/></text:p>
      <text:p text:style-name="P65"><text:span text:style-name="T23">P</text:span><text:span text:style-name="T11">er descrivere </text:span><text:span text:style-name="T124">cambiaRadice</text:span><text:span text:style-name="T11"> occorre introdurre un altro concetto fondamentale dei grafi: le visite. Siccome con l’attuale implementazione non ho modo di tenere traccia esplicitamente delle componenti connesse necessito di un sistema che mi permetta di ricavare all’occorrenza queste componenti (le piastrelle appartenenti ad un blocco). Per fare ciò si utilizza una tecnica di attraversamento dei grafi chiamata </text:span><text:span text:style-name="T64">visita in profondità</text:span><text:span text:style-name="T11">, o DFS (</text:span><text:span text:style-name="T64">depth-first search</text:span><text:span text:style-name="T11">). </text:span><text:span text:style-name="T27">La DFS </text:span><text:span text:style-name="T28">è un algoritmo utilizzato per esplorare tutti i vertici e gli spigoli di un grafo, </text:span><text:span text:style-name="T27">ma in questo caso </text:span><text:span text:style-name="T29">è</text:span><text:span text:style-name="T27"> applicata </text:span><text:span text:style-name="T11">alla struttura Union-Find che </text:span><text:span text:style-name="T27">rappresenta i</text:span><text:span text:style-name="T11">l grafo</text:span><text:span text:style-name="T27"> (rappresentato dai valori delle propriet</text:span><text:span text:style-name="T29">à</text:span><text:span text:style-name="T27"> delle piastrelle). </text:span><text:span text:style-name="T28">L'idea principale è di andare il più a fondo possibile lungo un</text:span><text:span text:style-name="T11">a direzione del grafo</text:span><text:span text:style-name="T28"> prima di tornare indietro e visitare </text:span><text:span text:style-name="T11">le direzioni </text:span><text:span text:style-name="T28">rimanenti. </text:span><text:span text:style-name="T27">E’ implementat</text:span><text:span text:style-name="T30">a</text:span><text:span text:style-name="T27"> con una pil</text:span><text:span text:style-name="T30">a: </text:span><text:span text:style-name="T11">ad ogni iterazione </text:span><text:span text:style-name="T48">prelevo</text:span><text:span text:style-name="T11"> </text:span><text:span text:style-name="T48">da</text:span><text:span text:style-name="T11">lla pila una piastrella, </text:span><text:span text:style-name="T48">ne trovo gli adiacenti</text:span><text:span text:style-name="T11"> e </text:span><text:span text:style-name="T48">li </text:span><text:span text:style-name="T11">aggiungo a loro volta alla pila</text:span><text:span text:style-name="T30">. </text:span><text:span text:style-name="T49">Oltre alla pila si usa anche una mappa per tenere traccia delle piastrelle già visitate.</text:span></text:p>
      <text:p text:style-name="P43"><text:span text:style-name="T31">U</text:span><text:span text:style-name="T30">n altro aspetto interessante di questa funzione è l’utilizzo di una </text:span><text:span text:style-name="T68">funzione di livello superiore</text:span><text:span text:style-name="T30"> (chiamata anche </text:span><text:span text:style-name="T68">funzione anonima</text:span><text:span text:style-name="T30"> o </text:span><text:span text:style-name="T68">lambda function</text:span><text:span text:style-name="T30">) per influenzare la visita del blocco. Questa funzione anonima viene passata come parametro a </text:span><text:span text:style-name="T141">trovaBlocco</text:span><text:span text:style-name="T30"> e in base a se dobbiamo trovare il blocco omogeneo partendo da una piastrella </text:span><text:span text:style-name="T32">(vedi sezione 3.4)</text:span><text:span text:style-name="T30">, o se dobbiamo trovare l’intero blocco, o se dobbiamo trovare tutte le piastrelle che soddisfano la condizione x, basta </text:span><text:span text:style-name="T32">specificare</text:span><text:span text:style-name="T30"> quella condizione nella </text:span><text:span text:style-name="T34">chiamata della</text:span><text:span text:style-name="T30"> funzione anonima ed essa funzionerà come un filtro. Questa tecnica è incredibilmente potente e utile, e ci permette di semplificare il codice e renderlo modulare, per fare in modo che si adatti a </text:span><text:span text:style-name="T32">più esigenze (ulteriori esempi di utilizzo nelle sezioni 3.3 e 3.4).</text:span></text:p>
      <text:p text:style-name="P36"><text:span text:style-name="T32"/></text:p>
      <text:p text:style-name="P66"><text:span text:style-name="T11">La DFS è incapsulata nella funzione </text:span><text:span text:style-name="T124">trovaBlocco</text:span><text:span text:style-name="T11">, che viene a sua volta usata nella funzione </text:span><text:span text:style-name="T124">cambiaRadice</text:span><text:span text:style-name="T11">. Quando è necessario spegnere una piastrella da cui si è formato un blocco si copiano le informazioni da </text:span><text:span text:style-name="T124">properties</text:span><text:span text:style-name="T11"> dell’attuale piastrella a quelle della prima piastrella circonvicina esistente ottenuta con la funzione </text:span><text:span text:style-name="T124">getAdiacenti</text:span><text:span text:style-name="T11">. Una volta fatto ciò si procede a recuperare, grazie a </text:span><text:span text:style-name="T124">trovaBlocco</text:span><text:span text:style-name="T11">, tutte le piastrelle appartenenti al blocco e ad aggiornarne </text:span><text:span text:style-name="T128">properties</text:span><text:span text:style-name="T11">.</text:span></text:p>
      <text:p text:style-name="P66"><text:span text:style-name="T11"/></text:p>
      <text:p text:style-name="P44"><text:span text:style-name="T23">Un’altra considerazione che bisogna fare </text:span><text:span text:style-name="T22">è la seguente</text:span><text:span text:style-name="T23">: quando si spegne una piastrella essa potrebbe spezzare un blocco in due o pi</text:span><text:span text:style-name="T22">ù</text:span><text:span text:style-name="T23"> blocchi, quindi bisogna </text:span><text:span text:style-name="T26">fare in modo che ognuno dei nuovi blocchi creati abbia una piastrella di riferimento</text:span><text:span text:style-name="T23">. Come gi</text:span><text:span text:style-name="T22">à</text:span><text:span text:style-name="T23"> detto in precedenza non creiamo altri blocchi, ma modifichiamo le propriet</text:span><text:span text:style-name="T22">à</text:span><text:span text:style-name="T23"> delle piastrelle (una per blocco) in modo da avere dei riferimenti per i nuovi insiemi di piastrelle appena formati. Con </text:span><text:span text:style-name="T139">trovaBlocco</text:span><text:span text:style-name="T23"> troviamo i vari nuovi blocchi e poi, </text:span><text:span text:style-name="T33">blocco per blocco, </text:span><text:span text:style-name="T23">modifichiamo le propriet</text:span><text:span text:style-name="T22">à</text:span><text:span text:style-name="T23"> delle varie pistrelle per far</text:span><text:span text:style-name="T33">e in modo che ogni blocco appena formato abbia un riferimento univoco. </text:span><text:span text:style-name="T23">(</text:span><text:span text:style-name="T22">C’è d</text:span><text:span text:style-name="T19">a notare che p</text:span><text:span text:style-name="T23">ossiamo trovare al massimo 4 nuovi blocchi </text:span><text:span text:style-name="T19">ad ogni applicazione di </text:span><text:span text:style-name="T140">spegni</text:span><text:span text:style-name="T23">, perch</text:span><text:span text:style-name="T22">é</text:span><text:span text:style-name="T23"> la configurazione di piastrelle circonvicine ottimale, per massimizzare il numero di blocchi distinti uniti da una singola piastrella, </text:span><text:span text:style-name="T22">è</text:span><text:span text:style-name="T23"> quella dove le piastrelle dei blocchi condividono con la piastrella centrale solo uno spigolo).</text:span></text:p>
      <text:p text:style-name="P34"><text:span text:style-name="T74"/></text:p>
      <text:p text:style-name="P44"><text:span text:style-name="T74">T</text:span><text:span text:style-name="T75">ra le operazioni appena descritte quelle meno dispendiose e complesse sono </text:span><text:span text:style-name="T112">colora</text:span><text:span text:style-name="T75"> e </text:span><text:span text:style-name="T112">s</text:span><text:span text:style-name="T113">tato</text:span><text:span text:style-name="T75">, rispettivamente </text:span><text:span text:style-name="T158">θ</text:span><text:span text:style-name="T18">(</text:span><text:span text:style-name="T158">α</text:span><text:span text:style-name="T18">(n)) </text:span><text:span text:style-name="T21">(~O(1)) </text:span><text:span text:style-name="T33">e O(1). Anche lo spazio occupato è costante O(1).</text:span><text:span text:style-name="T21"> </text:span><text:span text:style-name="T33">La complessità di </text:span><text:span text:style-name="T129">spegni</text:span><text:span text:style-name="T33"> invece è maggiore, grazie </text:span><text:span text:style-name="T34">all’utilizzo de</text:span><text:span text:style-name="T33">lla funzione più complessa </text:span><text:span text:style-name="T129">trovaBlocco</text:span><text:span text:style-name="T33"> che ne determina la compessità totale (</text:span><text:span text:style-name="T129">cambiaRadice</text:span><text:span text:style-name="T33"> è dello stesso </text:span><text:span text:style-name="T35">ordine di grandezza</text:span><text:span text:style-name="T33">, usando al suo interno </text:span><text:span text:style-name="T129">trovaBlocco</text:span><text:span text:style-name="T33">). </text:span><text:span text:style-name="T31">La complessit</text:span><text:span text:style-name="T29">à</text:span><text:span text:style-name="T31"> temporale </text:span><text:span text:style-name="T33">di una DFS </text:span><text:span text:style-name="T29">è</text:span><text:span text:style-name="T31"> O(V+E), dove V </text:span><text:span text:style-name="T29">è</text:span><text:span text:style-name="T31"> il numero di </text:span><text:span text:style-name="T33">nodi del grafo</text:span><text:span text:style-name="T31"> ed </text:span><text:span text:style-name="T19">E</text:span><text:span text:style-name="T31"> </text:span><text:span text:style-name="T29">è</text:span><text:span text:style-name="T31"> il numero di </text:span><text:span text:style-name="T33">archi</text:span><text:span text:style-name="T31">. Siccome nella mia implementazione non ho delle connessioni vere e proprie, posso considerare </text:span><text:span text:style-name="T33">V come il numero di piastrelle ed</text:span><text:span text:style-name="T31"> E come il numero di adiacenze o connessioni esaminate durante la </text:span><text:span text:style-name="T33">procedura</text:span><text:span text:style-name="T31">. Quindi, ricapitolando, la </text:span><text:soft-page-break/><text:span text:style-name="T31">complessit</text:span><text:span text:style-name="T29">à</text:span><text:span text:style-name="T31"> temporale </text:span><text:span text:style-name="T29">è</text:span><text:span text:style-name="T31"> O(V+E), dove V </text:span><text:span text:style-name="T29">è</text:span><text:span text:style-name="T31"> il numero di piastrelle del blocco ed E </text:span><text:span text:style-name="T29">è</text:span><text:span text:style-name="T31"> </text:span><text:span text:style-name="T34">il numero di adiacenze</text:span><text:span text:style-name="T31">. L</text:span><text:span text:style-name="T33">o spazio occupato</text:span><text:span text:style-name="T31"> invece </text:span><text:span text:style-name="T29">è</text:span><text:span text:style-name="T31"> O(V), dove V </text:span><text:span text:style-name="T29">è</text:span><text:span text:style-name="T31"> sempre il numero di piastrelle del piano.</text:span></text:p>
      <text:p text:style-name="P38"><text:span text:style-name="T31"/></text:p>
      <text:p text:style-name="P33"><text:span text:style-name="T21"/></text:p>
      <text:p text:style-name="P69"><text:span text:style-name="T54">3.</text:span><text:span text:style-name="T53">3 - Operazioni per le regole</text:span></text:p>
      <text:p text:style-name="P48"><text:span text:style-name="T11"/></text:p>
      <text:p text:style-name="P50"><text:span text:style-name="T80">L</text:span><text:span text:style-name="T2">e operazioni che il programma deve poter compiere, che riguardano le regole, sono diverse e variegate. Deve essere in grado di creare e memorizzare le regole in ordine di inserimento, deve essere in grado di stampare l’inisieme delle regole, deve essere in grado di riordinare in ordine crescente l’insieme delle regole </text:span><text:span text:style-name="T81">e</text:span><text:span text:style-name="T2"> deve essere in grado di applicare una regola ad una piastrella o ad ogni piastrella di un blocco.</text:span></text:p>
      <text:p text:style-name="P50"><text:span text:style-name="T2"/></text:p>
      <text:p text:style-name="P51"><text:span text:style-name="T2">Le regole, come gia’ detto nella sezione 2.2, vengono scomposte e memorizzate in delle strutture dati a noi convenienti. L’operazione di aggiunta di una regola </text:span><text:span text:style-name="T81">è</text:span><text:span text:style-name="T2"> adibita alla funzione </text:span><text:span text:style-name="T102">regola</text:span><text:span text:style-name="T2">. In essa non utilizzo particolari funzioni, ma per lo pi</text:span><text:span text:style-name="T81">ù</text:span><text:span text:style-name="T2"> funzioni di libreria di Go</text:span><text:span text:style-name="T79">lang</text:span><text:span text:style-name="T2">, come </text:span><text:span text:style-name="T102">strings.Split</text:span><text:span text:style-name="T2"> e </text:span><text:span text:style-name="T102">append</text:span><text:span text:style-name="T2"> </text:span><text:span text:style-name="T84">per scomporre una regola nelle sue componenti da aggiungere al sistema</text:span><text:span text:style-name="T2">. </text:span><text:span text:style-name="T191">strings.Split</text:span><text:span text:style-name="T166"> divide la stringa r in un array di sott</text:span><text:span text:style-name="T167">o</text:span><text:span text:style-name="T166">stringhe, quindi, se la lunghezza di r </text:span><text:span text:style-name="T167">è</text:span><text:span text:style-name="T166"> n e ci sono k spazi, la complessit</text:span><text:span text:style-name="T167">à</text:span><text:span text:style-name="T166"> </text:span><text:span text:style-name="T167">è</text:span><text:span text:style-name="T166"> O(n). Successivamente, ho un ciclo for che itera sulla lunghezza dell’array risultante da </text:span><text:span text:style-name="T191">strings.Split</text:span><text:span text:style-name="T166">, quindi la complessit</text:span><text:span text:style-name="T167">à</text:span><text:span text:style-name="T166"> </text:span><text:span text:style-name="T167">è</text:span><text:span text:style-name="T166"> O(m), dove m </text:span><text:span text:style-name="T167">è</text:span><text:span text:style-name="T166"> il numero di elementi dell’array. Ne consegue che la complessit</text:span><text:span text:style-name="T167">à</text:span><text:span text:style-name="T166"> totale di questa funzione </text:span><text:span text:style-name="T167">è</text:span><text:span text:style-name="T166"> O(n+m), dove n </text:span><text:span text:style-name="T167">è</text:span><text:span text:style-name="T166"> la lunghezza dell’input della regola, e m </text:span><text:span text:style-name="T167">è</text:span><text:span text:style-name="T166"> la lunghezza risultante dell’array </text:span><text:span text:style-name="T191">rulesSplitted</text:span><text:span text:style-name="T166">. Per quanto riguarda l</text:span><text:span text:style-name="T169">o spazio occupato,</text:span><text:span text:style-name="T166"> </text:span><text:span text:style-name="T192">strings.Split</text:span><text:span text:style-name="T168"> crea un array di sottostringhe di lunghezza k, quindi O(k), e m/2 </text:span><text:span text:style-name="T167">è</text:span><text:span text:style-name="T168"> il numero di </text:span><text:span text:style-name="T192">ruleset</text:span><text:span text:style-name="T168"> aggiunti alla slice. La </text:span><text:span text:style-name="T169">spazio occupato totale quindi</text:span><text:span text:style-name="T168"> </text:span><text:span text:style-name="T167">è</text:span><text:span text:style-name="T168"> O(k+m/2), dove k </text:span><text:span text:style-name="T167">è</text:span><text:span text:style-name="T168"> il numero di spazi ed m </text:span><text:span text:style-name="T167">è</text:span><text:span text:style-name="T168"> il numero di parole nella stringa. </text:span></text:p>
      <text:p text:style-name="P50"><text:span text:style-name="T82"/></text:p>
      <text:p text:style-name="P50"><text:span text:style-name="T82">L’operazione di stampa dell’elenco delle regole </text:span><text:span text:style-name="T81">è</text:span><text:span text:style-name="T82"> gestita dalla funzione </text:span><text:span text:style-name="T116">stampa</text:span><text:span text:style-name="T82">, che itera sull’elenco delle regole e sull’elenco di </text:span><text:span text:style-name="T116">ruleset</text:span><text:span text:style-name="T82">. Si pu</text:span><text:span text:style-name="T81">ò</text:span><text:span text:style-name="T82"> osservare, come gi</text:span><text:span text:style-name="T81">à</text:span><text:span text:style-name="T82"> fatto nella sezion</text:span><text:span text:style-name="T84">i</text:span><text:span text:style-name="T82"> </text:span><text:span text:style-name="T84">3.1 e 3.2</text:span><text:span text:style-name="T82">, che un intorno di una piastrella pu</text:span><text:span text:style-name="T81">ò</text:span><text:span text:style-name="T82"> avere al massimo 8 piastrell</text:span><text:span text:style-name="T81">e</text:span><text:span text:style-name="T82">, quindi anche </text:span><text:span text:style-name="T116">ruleset</text:span><text:span text:style-name="T82"> pu</text:span><text:span text:style-name="T81">ò</text:span><text:span text:style-name="T82"> avere al massimo 8 elementi. La complessit</text:span><text:span text:style-name="T81">à</text:span><text:span text:style-name="T82"> temporale quindi si pu</text:span><text:span text:style-name="T81">ò</text:span><text:span text:style-name="T82"> definire come O(n*m), dove n </text:span><text:span text:style-name="T81">è</text:span><text:span text:style-name="T82"> il numero di regole e m </text:span><text:span text:style-name="T81">è</text:span><text:span text:style-name="T82"> il numero di elementi di </text:span><text:span text:style-name="T116">ruleset</text:span><text:span text:style-name="T82">, ma per l’osservazione precedente <text:s/>si pu</text:span><text:span text:style-name="T81">ò</text:span><text:span text:style-name="T82"> semplificare con O(8n), quin</text:span><text:span text:style-name="T79">di</text:span><text:span text:style-name="T82"> ~O(n). La complessit</text:span><text:span text:style-name="T81">à</text:span><text:span text:style-name="T82"> temporale </text:span><text:span text:style-name="T81">è</text:span><text:span text:style-name="T82"> O(1). </text:span><text:span text:style-name="T85">Lo spazio occupato da questa funzione è costante O(1).</text:span></text:p>
      <text:p text:style-name="P49"><text:span text:style-name="T82"/></text:p>
      <text:p text:style-name="P50"><text:span text:style-name="T83">EDIT: I</text:span><text:span text:style-name="T82">nizialmente avevo implementato </text:span><text:span text:style-name="T116">ruleset</text:span><text:span text:style-name="T82"> con una mappa, con come chiave il colore (potendo comparire solo una volta nei requisiti </text:span><text:span text:style-name="T81">è</text:span><text:span text:style-name="T82"> di fatto univoco) e con come valore il numero di piastrelle di quel colore che devono essere presenti nell’intorno. </text:span><text:span text:style-name="T79">Tuttavia, al momento dell</text:span><text:span text:style-name="T83">a stampa delle regole, accadeva una cosa “curiosa”. Quando si itera su una mappa, Golang lo fa automaticamente in ordine alfabetico, quindi, se aggiung</text:span><text:span text:style-name="T78">o</text:span><text:span text:style-name="T83"> una regola </text:span><text:span text:style-name="T120">1 rosso 1 blu → giallo</text:span><text:span text:style-name="T83">, v</text:span><text:span text:style-name="T78">iene</text:span><text:span text:style-name="T83"> stampata </text:span><text:span text:style-name="T120">giallo: 1 blu 1 rosso</text:span><text:span text:style-name="T83">. Questa cosa va contro le specifiche d</text:span><text:span text:style-name="T85">ella traccia fornita,</text:span><text:span text:style-name="T83"> quindi ho sostituito la mappa con un array.</text:span></text:p>
      <text:p text:style-name="P50"><text:span text:style-name="T83"/></text:p>
      <text:p text:style-name="P53"><text:span text:style-name="T82">L’</text:span><text:span text:style-name="T2">operazione di applicazione delle regole </text:span><text:span text:style-name="T78">è</text:span><text:span text:style-name="T2"> implementata dalle due funzioni di propagazione: </text:span><text:span text:style-name="T102">propaga</text:span><text:span text:style-name="T2"> e </text:span><text:span text:style-name="T102">propagaBlocco</text:span><text:span text:style-name="T2">.</text:span></text:p>
      <text:p text:style-name="P53"><text:span text:style-name="T2"/></text:p>
      <text:p text:style-name="P53"><text:span text:style-name="T102">propaga</text:span><text:span text:style-name="T2"> controlla per ogni regola se </text:span><text:span text:style-name="T87">essa </text:span><text:span text:style-name="T78">è</text:span><text:span text:style-name="T2"> applicabile alla piastrella presa in esame. </text:span><text:span text:style-name="T85">Quando si chiama questa funzione, tramite </text:span><text:span text:style-name="T121">getAdiacenti</text:span><text:span text:style-name="T85"> si controlla se l’intorno di piastrelle circonvicine accese ad una piastrella rispetta le condizioni delle regole disponibili. Quando le condizioni di una regola vengono soddisfatte</text:span><text:span text:style-name="T2"> </text:span><text:span text:style-name="T85">allora essa è applicabile. Per controllare se l’intorno di una piastrella soddisfa le condizioni di una regola si usa la funzione </text:span><text:span text:style-name="T121">ruleOK</text:span><text:span text:style-name="T85">, che è composta da un semplice ciclo iterativo sul campo </text:span><text:span text:style-name="T121">ruleset</text:span><text:span text:style-name="T85"> della regola. Siccome il capo </text:span><text:span text:style-name="T121">ruleset</text:span><text:span text:style-name="T85"> di una regola può avere al massimo 8 elementi, allora la complessità temporale di essa è semplificabile a O(1). Lo spazio occupato è </text:span><text:span text:style-name="T88">anch’esso </text:span><text:span text:style-name="T85">costante, perchè non utilizza strutture aggiuntive. Successivamente, una volta appurata l’applicabilità di una regola si colora la piastrella selezionata. L</text:span><text:span text:style-name="T2">a complessit</text:span><text:span text:style-name="T85">à temporale</text:span><text:span text:style-name="T2"> </text:span><text:span text:style-name="T78">è</text:span><text:span text:style-name="T2"> O(r*m), dove r </text:span><text:span text:style-name="T78">è</text:span><text:span text:style-name="T2"> il numero di regole e m </text:span><text:span text:style-name="T78">è</text:span><text:span text:style-name="T2"> il numero di elementi di </text:span><text:span text:style-name="T102">ruleset</text:span><text:span text:style-name="T2">. Per le medesime osservazioni precedenti la complessit</text:span><text:span text:style-name="T78">à</text:span><text:span text:style-name="T2"> si riduce a O(r), dove r </text:span><text:span text:style-name="T78">è</text:span><text:span text:style-name="T2"> il numero di regole dell’elenco.</text:span></text:p>
      <text:p text:style-name="P52"><text:span text:style-name="T2"/></text:p>
      <text:p text:style-name="P53"><text:soft-page-break/><text:span text:style-name="T117">p</text:span><text:span text:style-name="T102">ropagaBlocco</text:span><text:span text:style-name="T2">, invece, </text:span><text:span text:style-name="T85">ha bisogno di più passaggi. Quando vogliamo applicare delle regole ad un intero blocco, dobbiamo sempre considerare </text:span><text:span text:style-name="T86">come blocco di riferimento quello originale. Significa che se cambiamo il colore di una piastrella, </text:span><text:span text:style-name="T89">il cambiamento</text:span><text:span text:style-name="T86"> non deve influire nelle successive propagazioni, e negli intorni delle altre piastrelle essa deve rimanere con il colore originale. Per fare ciò, la funzione, tramite </text:span><text:span text:style-name="T122">trovaBlocco</text:span><text:span text:style-name="T86">, recupera tutte le piastrelle del blocco (usando </text:span><text:span text:style-name="T122">true</text:span><text:span text:style-name="T86"> come condizione della funzione anonima) e crea una copia locale temporanea del blocco appena trovato, in modo da usarlo come riferimento immutabile, nonostante si cambino i colori delle piastrelle del piano. Successivamente si verifica l’applicabilità di ogni regola e si cambia il colore. </text:span><text:span text:style-name="T117">p</text:span><text:span text:style-name="T122">ropagaBlocco</text:span><text:span text:style-name="T86"> h</text:span><text:span text:style-name="T2">a al suo interno due principali cicli che ne determinano la complessit</text:span><text:span text:style-name="T78">à</text:span><text:span text:style-name="T2">. Il primo </text:span><text:span text:style-name="T78">è</text:span><text:span text:style-name="T2"> quello che itera sul blocco di piastrelle, quindi la complessit</text:span><text:span text:style-name="T78">à</text:span><text:span text:style-name="T2"> temporale </text:span><text:span text:style-name="T78">è</text:span><text:span text:style-name="T2"> O(V), dove V </text:span><text:span text:style-name="T78">è</text:span><text:span text:style-name="T2"> il numero di piastrelle del blocco. Il secondo </text:span><text:span text:style-name="T78">è</text:span><text:span text:style-name="T2"> quello che itera sull’elenco delle regole, quindi ha complessit</text:span><text:span text:style-name="T78">à</text:span><text:span text:style-name="T2"> O(r). Quella totale diventa O(V*r). </text:span><text:span text:style-name="T89">Non bisogna dimenticare </text:span><text:span text:style-name="T2">la funzione </text:span><text:span text:style-name="T102">t</text:span><text:span text:style-name="T118">ro</text:span><text:span text:style-name="T102">vaBlocco</text:span><text:span text:style-name="T2">, che fa aumentare la complessit</text:span><text:span text:style-name="T78">à</text:span><text:span text:style-name="T2"> totale a O(V*r + V + E). </text:span><text:span text:style-name="T86">Si può semplificare in O(V(r+1) + E), e di conseguenza in O(V*r+E).</text:span><text:span text:style-name="T2"> </text:span><text:span text:style-name="T86">Lo spazio occupato</text:span><text:span text:style-name="T77"> totale </text:span><text:span text:style-name="T78">è</text:span><text:span text:style-name="T77"> O(V), dove V </text:span><text:span text:style-name="T78">è</text:span><text:span text:style-name="T77"> il numero di elementi di </text:span><text:span text:style-name="T119">block</text:span><text:span text:style-name="T77">, </text:span><text:span text:style-name="T119">originalBlock</text:span><text:span text:style-name="T77"> e </text:span><text:span text:style-name="T119">seen</text:span><text:span text:style-name="T77">, ovvero il numero di piastrelle nel blocco.</text:span></text:p>
      <text:p text:style-name="P37"><text:span text:style-name="T77"/></text:p>
      <text:p text:style-name="P45"><text:span text:style-name="T36">Infine, </text:span><text:span text:style-name="T39">ma non meno importante,</text:span><text:span text:style-name="T36"> c’</text:span><text:span text:style-name="T37">è</text:span><text:span text:style-name="T36"> la funzione </text:span><text:span text:style-name="T130">ordina</text:span><text:span text:style-name="T36">, che deve implementare l’operazione di ordinamento dell’elenco delle regole </text:span><text:span text:style-name="T39">una volta ddefinito un campo chiave (in questo contesto </text:span><text:span text:style-name="T134">usage</text:span><text:span text:style-name="T39">).</text:span><text:span text:style-name="T36"> Siccome esistono tanti algoritmi di sorting </text:span><text:span text:style-name="T38">bisogna trovare quello pi</text:span><text:span text:style-name="T37">ù</text:span><text:span text:style-name="T38"> adatto alle nostre esigenze. L’ordinamento deve avere una caratteristica principale: la </text:span><text:span text:style-name="T69">stabilit</text:span><text:span text:style-name="T70">à</text:span><text:span text:style-name="T38">. Un algoritmo di sorting stabile </text:span><text:span text:style-name="T37">è</text:span><text:span text:style-name="T38"> un algoritmo che, a parit</text:span><text:span text:style-name="T37">à</text:span><text:span text:style-name="T38"> di “criterio di valutazione”, mantiene inalterato l’ordine relativo tra due record. Con questa specifica si riduce il numero di scelte disponibili. Quello designato per questo compito era, inizialmente, il </text:span><text:span text:style-name="T142">mergeSort</text:span><text:span text:style-name="T38">, un algoritmo di ordinamento basato sul paradigma </text:span><text:span text:style-name="T69">divide-et-impera</text:span><text:span text:style-name="T38"> che funziona dividendo l'array da ordinare in due metà, ordinando ciascuna metà in modo ricorsivo, e poi combinando (</text:span><text:span text:style-name="T69">merging</text:span><text:span text:style-name="T38">) le due metà ordinate per ottenere l'array completamente ordinato. L’array viene diviso log(n) volte, e ogni livello di divisione richiede O(n) per la fusione. La complessit</text:span><text:span text:style-name="T37">à</text:span><text:span text:style-name="T38"> temporale </text:span><text:span text:style-name="T37">è</text:span><text:span text:style-name="T38"> quindi O(n*log(n)) e </text:span><text:span text:style-name="T39">lo spazio occupato </text:span><text:span text:style-name="T37">è</text:span><text:span text:style-name="T38"> O(n). Tuttavia, in fase di sviluppo, ho riscontrato dei problemi a riguardo, a cui purtroppo non sono stato in grado di trovare una soluzione </text:span><text:span text:style-name="T39">(ipotizzo per colpa di problemi legati ai riferimenti dei vari sotto-array)</text:span><text:span text:style-name="T38">. Ho deciso quindi di virare su un </text:span><text:span text:style-name="T39">approccio diverso</text:span><text:span text:style-name="T166">. </text:span><text:span text:style-name="T170">Ho deciso di usare un </text:span><text:span text:style-name="T193">bucketSort</text:span><text:span text:style-name="T170">. </text:span><text:span text:style-name="T171">Si compone </text:span><text:span text:style-name="T173">di</text:span><text:span text:style-name="T171"> due parti: la prima parte consiste nell’iterare sull’elenco di regole, in modo tale da s</text:span><text:span text:style-name="T173">mistarle</text:span><text:span text:style-name="T171"> in diversi </text:span><text:span text:style-name="T183">buckets</text:span><text:span text:style-name="T171">. I buckets sono implementati con un array, dove ogni cella contiene un rierimento ad una lista concatenata, in cui l’indice della cella dell’array corrisponde al valore di usege di una regola. Quinid, per esempio, se una regola ha usage uguale a 2 verrà inserita nella lista concatenata corrispondente alla cella di indice 2 nell’array. La seconda parte consiste nel ricostruire l’array originale prendendo di volta in volta l’elemento con usage minore dai bucket.</text:span></text:p>
      <text:p text:style-name="P45"><text:span text:style-name="T171"/></text:p>
      <text:p text:style-name="P55"><text:span text:style-name="T165">La complessità temporale di questo algoritmo è facilmente deducibile: </text:span><text:span text:style-name="T173">b</text:span><text:span text:style-name="T165">isogna iterare sull’elenco di regole, sull’array di bucket e sulle varie liste concatenate. Si può notare che la somma totale delle lunghezze delle liste concatenate è uguale al numero di regole presenti nel sistema. Di conseguenza la complessità temporale si semplifica in O(n+k), dove n è il numero di regole del sistema e k è il numero di bucket (ovvero il valore di </text:span><text:span text:style-name="T190">usage</text:span><text:span text:style-name="T165"> della regola più utilizzata). Lo spazio occupato è anch’esso O(n+k) dove n è il numero di elementi delle liste concatenate (il numero di regole del sistema) e k è il numero di buckets.</text:span></text:p>
      <text:p text:style-name="P54"><text:span text:style-name="T165"/></text:p>
      <text:p text:style-name="P55"><text:span text:style-name="T165">Per quanto riguarda le liste concatenate, </text:span><text:span text:style-name="T172">ho deciso di implementare da zero una struttura dati </text:span><text:span text:style-name="T194">linkedList</text:span><text:span text:style-name="T172"> che mi permettesse di operare con facilità. Per la precisione </text:span><text:span text:style-name="T194">linkedList</text:span><text:span text:style-name="T172"> rappresenta una lista concatenata singola, con due riferimenti, l’inizio </text:span><text:span text:style-name="T173">(</text:span><text:span text:style-name="T195">head</text:span><text:span text:style-name="T173">) </text:span><text:span text:style-name="T172">e la fine </text:span><text:span text:style-name="T173">(</text:span><text:span text:style-name="T195">tail</text:span><text:span text:style-name="T173">) </text:span><text:span text:style-name="T172">della lista. Ciò mi permette di avere una complessità temporale costante O(1) </text:span><text:span text:style-name="T173">sia per la creazione di una lista sia per l’inserimento di un nodo</text:span><text:span text:style-name="T172">. Lo spaazio occupato è invece lineare O(n), dove n è il numero di nodi di cui è composta la lista.</text:span></text:p>
      <text:p text:style-name="P54"><text:span text:style-name="T172"/></text:p>
      <text:p text:style-name="P54"><text:span text:style-name="T172"/></text:p>
      <text:p text:style-name="P83">3.4 - Operazioni per i blocchi</text:p>
      <text:p text:style-name="P74"><text:span text:style-name="T179"/></text:p>
      <text:p text:style-name="P67"><text:span text:style-name="T179">I blocchi, come già detto in precedenza, corrispondono agli insiemi delle componenti connesse del grafo. Se due piastrelle appartengono allo stess</text:span><text:span text:style-name="T180">o</text:span><text:span text:style-name="T179"> blocco significa che esiste una sequenza di piastrelle </text:span><text:span text:style-name="T180">che collega</text:span><text:span text:style-name="T179"> due piastrelle </text:span><text:soft-page-break/><text:span text:style-name="T180">distanti tra loro</text:span><text:span text:style-name="T179">. In termini di grafi significa che esiste un insieme di nodi e archi che collega due nodi: questo insieme è detto </text:span><text:span text:style-name="T182">cammino</text:span><text:span text:style-name="T179">. Nel sistema </text:span><text:span text:style-name="T180">i</text:span><text:span text:style-name="T179"> blocchi non sono rappresentati in modo esplicito, ma </text:span><text:span text:style-name="T180">tramite</text:span><text:span text:style-name="T179"> </text:span><text:span text:style-name="T180">i</text:span><text:span text:style-name="T179">l campo </text:span><text:span text:style-name="T198">parent</text:span><text:span text:style-name="T179"> della struct </text:span><text:span text:style-name="T198">properties</text:span><text:span text:style-name="T179"> delle piastrelle. Se due o più piastrelle presentano lo stesso campo </text:span><text:span text:style-name="T198">parent</text:span><text:span text:style-name="T179">, significa che appartengono allo stesso blocco. Se una piastrella ha se stessa come campo </text:span><text:span text:style-name="T198">parent</text:span><text:span text:style-name="T179">, significa che è l’identificatrice del blocco. </text:span></text:p>
      <text:p text:style-name="P70"><text:span text:style-name="T179"/></text:p>
      <text:p text:style-name="P57"><text:span text:style-name="T11">Le operazioni che riguardano </text:span><text:span text:style-name="T22">i</text:span><text:span text:style-name="T11"> blocchi sono quelle implementate dalle funzioni </text:span><text:span text:style-name="T124">blocco</text:span><text:span text:style-name="T11"> e </text:span><text:span text:style-name="T124">bloccoOmog</text:span><text:span text:style-name="T11">. Entrambe svolgono la stessa funzione: trovare la somma delle intensit</text:span><text:span text:style-name="T22">à</text:span><text:span text:style-name="T11"> delle piastrelle che compongono un blocco, con la differenza tra le due che </text:span><text:span text:style-name="T124">bloccoOmog</text:span><text:span text:style-name="T11"> tiene conto solamente delle intensit</text:span><text:span text:style-name="T22">à</text:span><text:span text:style-name="T11"> delle piastrelle dello stesso colore della piastrella </text:span><text:span text:style-name="T40">su cui viene chiamata la funzione.</text:span></text:p>
      <text:p text:style-name="P57"><text:span text:style-name="T40"/></text:p>
      <text:p text:style-name="P58"><text:span text:style-name="T40">L’operazione </text:span><text:span text:style-name="T131">blocco</text:span><text:span text:style-name="T40"> </text:span><text:span text:style-name="T22">è</text:span><text:span text:style-name="T40"> implementata </text:span><text:span text:style-name="T45">in modo molto intelligente. Ogni piastrella ha dua informazioni che tornano utili in questo contesto: </text:span><text:span text:style-name="T135">intensity</text:span><text:span text:style-name="T45"> e </text:span><text:span text:style-name="T135">blockIntensity</text:span><text:span text:style-name="T45">. La prima corrisponde all’intensità del colore di una piastrella, mentre la seconda corrisponde alla somma delle intensità del blocco a cui appartiene. Come intuibile, in tutte le piastrella quest</text:span><text:span text:style-name="T46">e</text:span><text:span text:style-name="T45"> due informazioni coincidono, tranne nella piastrella identificatrice del blocco. </text:span><text:span text:style-name="T46">Di conseguenza </text:span><text:span text:style-name="T45">per trovare l’intesità totale di un blocco è necessario solamente accedere al valore di </text:span><text:span text:style-name="T135">blockIntensity</text:span><text:span text:style-name="T45"> della piastrella identificatrice del blocco. Per trovarla, si usa </text:span><text:span text:style-name="T135">Find</text:span><text:span text:style-name="T51">: </text:span><text:span text:style-name="T52">da ciò deriva</text:span><text:span text:style-name="T50"> </text:span><text:span text:style-name="T45">la</text:span><text:span text:style-name="T40"> complessit</text:span><text:span text:style-name="T22">à</text:span><text:span text:style-name="T40"> temporale </text:span><text:span text:style-name="T46">di</text:span><text:span text:style-name="T40"> </text:span><text:span text:style-name="T158">θ</text:span><text:span text:style-name="T18">(</text:span><text:span text:style-name="T158">α</text:span><text:span text:style-name="T18">(n)) </text:span><text:span text:style-name="T40">(~O(1)). </text:span><text:span text:style-name="T45">Lo spazio occupato è invece costante O(1).</text:span></text:p>
      <text:p text:style-name="P57"><text:span text:style-name="T40"/></text:p>
      <text:p text:style-name="P57"><text:span text:style-name="T40">L’operazione </text:span><text:span text:style-name="T131">bloccoOmog</text:span><text:span text:style-name="T143">,</text:span><text:span text:style-name="T40"> invece, </text:span><text:span text:style-name="T41">utilizza la funzione di support</text:span><text:span text:style-name="T42">o</text:span><text:span text:style-name="T41"> </text:span><text:span text:style-name="T132">trovaBlocco</text:span><text:span text:style-name="T41"> insieme alla lambda function che filtra tutte le piastrelle di un determinato colore, </text:span><text:span text:style-name="T45">in modo tale da tenere in considerazione solo le piastrelle necessarie. </text:span><text:span text:style-name="T41">Da ciò </text:span><text:span text:style-name="T40">ne consegue che la complessit</text:span><text:span text:style-name="T22">à</text:span><text:span text:style-name="T40"> temporale di </text:span><text:span text:style-name="T131">bloccoOmog</text:span><text:span text:style-name="T40"> </text:span><text:span text:style-name="T45">è dominata dalla complessità temporale di </text:span><text:span text:style-name="T135">trovaBlocco</text:span><text:span text:style-name="T22">, </text:span><text:span text:style-name="T45">ovvero</text:span><text:span text:style-name="T40"> O(V+E), dove V </text:span><text:span text:style-name="T22">è</text:span><text:span text:style-name="T40"> il numero di piastrelle del blocco </text:span><text:span text:style-name="T41">omogeneo </text:span><text:span text:style-name="T40">ed E </text:span><text:span text:style-name="T22">è</text:span><text:span text:style-name="T40"> </text:span><text:span text:style-name="T47">il numero di adiacenze</text:span><text:span text:style-name="T40">. </text:span><text:span text:style-name="T41">L</text:span><text:span text:style-name="T40">a </text:span><text:span text:style-name="T45">spazio occupato</text:span><text:span text:style-name="T40"> </text:span><text:span text:style-name="T22">è </text:span><text:span text:style-name="T45">invece</text:span><text:span text:style-name="T40"> O(V), dove V </text:span><text:span text:style-name="T22">è</text:span><text:span text:style-name="T40"> il numero di piastrelle del blocco </text:span><text:span text:style-name="T45">omogeneo</text:span><text:span text:style-name="T40">.</text:span></text:p>
      <text:p text:style-name="P56"><text:span text:style-name="T40"/></text:p>
      <text:p text:style-name="P60"><text:span text:style-name="T43">EDIT: </text:span><text:span text:style-name="T11">In fase di stesura di questa relazione mi </text:span><text:span text:style-name="T22">è</text:span><text:span text:style-name="T11"> venuta in mente una diversa possibile implementazione di questa operazione. Dentro </text:span><text:span text:style-name="T124">properties</text:span><text:span text:style-name="T11"> si pu</text:span><text:span text:style-name="T22">ò</text:span><text:span text:style-name="T11"> tenere traccia della somma delle intensit</text:span><text:span text:style-name="T22">à</text:span><text:span text:style-name="T11"> delle piastrelle dei vari colori con una mappa, con come chiave il colore e come valore la somma delle intensit</text:span><text:span text:style-name="T22">à</text:span><text:span text:style-name="T11">. Quei valori andrebbero aggiornati al momento dell’inserimento delle piastrelle nel sistema </text:span><text:span text:style-name="T43">e permetterebbero a </text:span><text:span text:style-name="T133">bloccoOmog</text:span><text:span text:style-name="T43"> di avere una complessit</text:span><text:span text:style-name="T22">à</text:span><text:span text:style-name="T43"> temporale di O(k), dove k </text:span><text:span text:style-name="T22">è</text:span><text:span text:style-name="T43"> il numero di colori diversi all’interno del blocco, e come complessit</text:span><text:span text:style-name="T22">à</text:span><text:span text:style-name="T43"> spaziale O(1), </text:span><text:span text:style-name="T45">dato che non userebbe strutture dati aggiuntive.</text:span><text:span text:style-name="T43"> </text:span><text:span text:style-name="T44">Dat</text:span><text:span text:style-name="T45">a</text:span><text:span text:style-name="T44"> la fase avanzata dello sviluppo del programma ho convenuto che </text:span><text:span text:style-name="T22">fosse</text:span><text:span text:style-name="T44"> meglio lasciarlo </text:span><text:span text:style-name="T22">nello stato attuale</text:span><text:span text:style-name="T44"> e parlarne in questo paragrafo.</text:span></text:p>
      <text:p text:style-name="P59"><text:span text:style-name="T44"/></text:p>
      <text:p text:style-name="P59"><text:span text:style-name="T44"/></text:p>
      <text:p text:style-name="P71"><text:span text:style-name="T55">3.</text:span><text:span text:style-name="T53">5 - Operazioni per le piste</text:span></text:p>
      <text:p text:style-name="P61"><text:span text:style-name="T11"/></text:p>
      <text:p text:style-name="P78"><text:span text:style-name="T185">­</text:span><text:span text:style-name="T187">Come già descritto nella sezione 3.4, un blocco è un insieme di componenti connesse di un grafo, e se due piastrelle appartengono allo stesso blocco significa che esiste un cammino tra due nodi.</text:span></text:p>
      <text:p text:style-name="P62"><text:span text:style-name="T165"/></text:p>
      <text:p text:style-name="P62"><text:span text:style-name="T165">La funzione </text:span><text:span text:style-name="T190">pista</text:span><text:span text:style-name="T165"> serve per, data una sequenza di direzioni (corrispondenti alle direzioni della rosa dei venti), verificare se esiste un cammino tra due piastrelle. Per fare ciò viene utilizzata la funzione </text:span><text:span text:style-name="T190">verificaPista</text:span><text:span text:style-name="T165">. </text:span><text:span text:style-name="T174">Essa associa ad ogni possibile direzione una delle 8 piastrelle circonvicine alla piastrella di partenza, e procede iterativamente a controllare se la piastrella circonvicina corrispondente alla direzione è accesa o meno. <text:s/>Una volta terminato il controllo restituisce l’elenco delle piastrelle che permettono di arrivare alla fine della sequenza partendo da una piastrella iniziale. In termini di grafo </text:span><text:span text:style-name="T197">verificaPista</text:span><text:span text:style-name="T174"> controlla se esiste un cammino tra due nodi, e se esiste restituisce l’insieme dei nodi che compongono il cammino. La complessità temporale di questa funzione di supporto è lineare, quindi O(n) dove n è il numero di direzioni (equivale al numero di piastrella che compongono il cammino). Lo spazio utilizzato è dello stesso ordine di grandezza della complessità temporale, quindi lineare.</text:span></text:p>
      <text:p text:style-name="P61"><text:span text:style-name="T174"/></text:p>
      <text:p text:style-name="P63"><text:soft-page-break/><text:span text:style-name="T174">S</text:span><text:span text:style-name="T165">iccome, all’interno dell’insieme delle componenti connesse, ci possono essere più cammini possibili che collegano due nodi, è utile avere una funzione che permetta di ricavare il cammino minimo tra due nodi all’interno di un grafo. Ciò è adibito alla funzione </text:span><text:span text:style-name="T190">lung</text:span><text:span text:style-name="T165">. Essa, inizialmente effettua alcuni controlli, che non sono altro che condizioni necessarie affinchè possa esistere un cammino tra due nodi. Se </text:span><text:span text:style-name="T178">i</text:span><text:span text:style-name="T165"> due nodi non appartengono all</text:span><text:span text:style-name="T178">o stesso </text:span><text:span text:style-name="T165">insieme delle componenti connesse significa che non esiste un cammino disponibile che li collega. Inoltre, se </text:span><text:span text:style-name="T178">i</text:span><text:span text:style-name="T165"> due nodi coincidono, la lunghezza del cammino minimo risultante è unitaria.</text:span></text:p>
      <text:p text:style-name="P63"><text:span text:style-name="T165">Una volta eseguiti questi controlli la funzione ricava la lunghezza del cammino minimo tramite la funzione </text:span><text:span text:style-name="T190">camminoMinimo</text:span><text:span text:style-name="T165">. Questa funzione di supporto </text:span><text:span text:style-name="T175">utilizza un’altra tecnica di visita di grafi, chiamata </text:span><text:span text:style-name="T184">visita in ampiezza</text:span><text:span text:style-name="T175">, o BFS (</text:span><text:span text:style-name="T184">breadth-first search</text:span><text:span text:style-name="T175">). La BFS è un algoritmo di ricerca che permette di trovare il cammino minimo all’interno di un grafo non pesato. </text:span><text:span text:style-name="T176">L’idea principale è quella di visitare tutti </text:span><text:span text:style-name="T178">i</text:span><text:span text:style-name="T176"> nodi del grafo, livello per livello. L’algoritmo si avvale</text:span><text:span text:style-name="T175"> </text:span><text:span text:style-name="T178">di </text:span><text:span text:style-name="T175">una coda </text:span><text:span text:style-name="T176">in cui inserire </text:span><text:span text:style-name="T178">i</text:span><text:span text:style-name="T176"> vari nodi da visitare e di una mappa per tenere traccia dei nodi già visitati </text:span><text:span text:style-name="T177">e delle distanze parziali dal nodo iniziale. Una volta completata l’iterazione si ottiene la lunghezza del cammino minimo tra due nodi.</text:span></text:p>
      <text:p text:style-name="P63"><text:span text:style-name="T177"/></text:p>
      <text:p text:style-name="P84">La complessità temporale e lo spazio occupato sono identici a quelli dell’algoritmo DFS descritto nella sezione 3.2, ovvero rispettivamente O(V+E), dove V è il numero di nodi (numero di piastrelle del blocco) ed E è il numero di archi (numemro di adiacenze) e O(V), dove V è il numero di nodi (numero di piastrelle).</text:p>
      <text:p text:style-name="P77"><text:span text:style-name="T186"/></text:p>
      <text:p text:style-name="P77"><text:span text:style-name="T186"/></text:p>
      <text:p text:style-name="P79"><text:span text:style-name="T181">4 - </text:span><text:span text:style-name="T179">Esempi di esecuzione</text:span></text:p>
      <text:p text:style-name="P68"><text:span text:style-name="T165"/></text:p>
      <text:p text:style-name="P7">I file all’interno della directory <text:span text:style-name="T102">test/input</text:span> sono dei file in formato <text:span text:style-name="T102">.txt</text:span> che servono a simulare una serie di comandi per il programma.</text:p>
      <text:p text:style-name="P7"><text:span text:style-name="T199">I file all’interno della directory </text:span><text:span text:style-name="T190">test/output</text:span><text:span text:style-name="T199"> sono dei file in formato </text:span><text:span text:style-name="T190">.txt</text:span><text:span text:style-name="T189"> </text:span><text:span text:style-name="T199">che contengono l’output atteso dei corrispettivi file di input.</text:span></text:p>
      <text:p text:style-name="P7"><text:span text:style-name="T165"/></text:p>
      <text:p text:style-name="P85">In particolare alcuni input sono utili a capire se il programma si comporta correttamente in situazioni particolari.</text:p>
      <text:p text:style-name="P9"><text:span text:style-name="T199">Per esempio il file </text:span><text:span text:style-name="T190">spegni_radice.txt</text:span><text:span text:style-name="T199"> mette alla prova il programma provando a spegnere la piastrella identificativa del blocco. Come già descritto precedentemente nella sezione 3.2, grazie a </text:span><text:span text:style-name="T190">cambiaRadice</text:span><text:span text:style-name="T199">, questo problema viene superato egregiamente.</text:span></text:p>
      <text:p text:style-name="P9"><text:span text:style-name="T199">Un altro file interessante è </text:span><text:span text:style-name="T190">propaga_regole.txt</text:span><text:span text:style-name="T199">, che chiede al programma di effettuare molte operazioni, tra cui quella di riordinare l’elenco delle regole. Con questo file si può chiaramente vedere come l’algoritmo </text:span><text:span text:style-name="T190">bucketSort</text:span><text:span text:style-name="T199"> funzioni in modo corretto mantenendo l’ordine relativo tra due regole con chiave uguale.</text:span></text:p>
      <text:p text:style-name="P8"><text:span text:style-name="T199"/></text:p>
      <text:p text:style-name="P86">I restanti file di input sono:</text:p>
      <text:p text:style-name="P8"><text:span text:style-name="T199"><text:s text:c="2"/>- </text:span><text:span text:style-name="T190">blocco_intensity.</text:span><text:span text:style-name="T196">txt</text:span><text:span text:style-name="T199"> (</text:span><text:span text:style-name="T190">colora</text:span><text:span text:style-name="T199">, </text:span><text:span text:style-name="T190">blocco</text:span><text:span text:style-name="T199">, </text:span><text:span text:style-name="T190">bloccoOmog</text:span><text:span text:style-name="T199">)</text:span></text:p>
      <text:p text:style-name="P8"><text:span text:style-name="T199"><text:s text:c="2"/>- </text:span><text:span text:style-name="T190">colora_stato.</text:span><text:span text:style-name="T196">txt</text:span><text:span text:style-name="T199"> (</text:span><text:span text:style-name="T190">colora</text:span><text:span text:style-name="T199">, </text:span><text:span text:style-name="T190">stato</text:span><text:span text:style-name="T199">)</text:span></text:p>
      <text:p text:style-name="P8"><text:span text:style-name="T199"><text:s text:c="2"/>- </text:span><text:span text:style-name="T190">direzioni_cammino.</text:span><text:span text:style-name="T196">txt</text:span><text:span text:style-name="T199"> (</text:span><text:span text:style-name="T190">colora</text:span><text:span text:style-name="T199">, </text:span><text:span text:style-name="T190">pista</text:span><text:span text:style-name="T199">, </text:span><text:span text:style-name="T190">lung</text:span><text:span text:style-name="T199">)</text:span></text:p>
      <text:p text:style-name="P8"><text:span text:style-name="T199"><text:s text:c="2"/>- </text:span><text:span text:style-name="T190">regole_stampa.</text:span><text:span text:style-name="T196">txt</text:span><text:span text:style-name="T199"> (</text:span><text:span text:style-name="T190">regola</text:span><text:span text:style-name="T199">, </text:span><text:span text:style-name="T190">stampa</text:span><text:span text:style-name="T199">)</text:span></text:p>
      <text:p text:style-name="P8"><text:span text:style-name="T199"><text:s text:c="2"/>- </text:span><text:span text:style-name="T190">spegni.</text:span><text:span text:style-name="T196">txt</text:span><text:span text:style-name="T199"> (</text:span><text:span text:style-name="T190">colora</text:span><text:span text:style-name="T199">, </text:span><text:span text:style-name="T190">blocco</text:span><text:span text:style-name="T199">, </text:span><text:span text:style-name="T190">bloccoOmog</text:span><text:span text:style-name="T199">, </text:span><text:span text:style-name="T190">spegni</text:span><text:span text:style-name="T199">)</text:span></text:p>
      <text:p text:style-name="P8"><text:span text:style-name="T199"/></text:p>
      <text:p text:style-name="P87"><text:span text:style-name="T199"/></text:p>
      <text:p text:style-name="P87"><text:span text:style-name="T199">[elia@arch-elia ~/github/algo_exam/]$ </text:span><text:span text:style-name="T200">q</text:span></text:p>
      <text:p text:style-name="P87"><text:span text:style-name="T200">[elia@arch-elia ~/github/algo_exa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Mono PS" svg:font-family="'Nimbus Mono PS'" style:font-family-generic="modern" style:font-pitch="fixed"/>
    <style:font-face style:name="Nimbus Roman" svg:font-family="'Nimbus Roman'" style:font-pitch="fixed"/>
    <style:font-face style:name="Nimbus Roman1" svg:font-family="'Nimbus Roman'" style:font-pitch="variable"/>
    <style:font-face style:name="Nimbus Roman2"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imbus Roman2" fo:font-size="12pt" fo:language="en" fo:country="US" style:letter-kerning="true" style:font-name-asian="Nimbus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2" fo:font-size="12pt" fo:language="en" fo:country="US" style:letter-kerning="true" style:font-name-asian="Nimbus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Nimbus Roman2" fo:font-family="'Nimbus Roman'" style:font-family-generic="roman" style:font-pitch="variable" fo:font-size="12pt" fo:font-weight="bold" style:font-name-asian="Nimbus Sans1" style:font-family-asian="'Nimbus Sans'"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Nimbus Roman2" fo:font-family="'Nimbus Roman'" style:font-family-generic="roman" style:font-pitch="variable" fo:font-size="10pt" fo:font-weight="bold" style:font-name-asian="Nimbus Sans1" style:font-family-asian="'Nimbus Sans'" style:font-family-generic-asian="system" style:font-pitch-asian="variable" style:font-size-asian="10pt" style:font-weight-asian="bold" style:font-name-complex="FreeSans2" style:font-family-complex="Free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modern" style:font-pitch="fixed" fo:font-size="10pt" style:font-name-asian="Nimbus Mono PS" style:font-family-asian="'Nimbus Mono PS'" style:font-family-generic-asian="modern" style:font-pitch-asian="fixed" style:font-size-asian="10pt" style:font-name-complex="FreeSans" style:font-family-complex="FreeSans"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PS" fo:font-family="'Nimbus Mono PS'" style:font-family-generic="modern" style:font-pitch="fixed" style:font-name-asian="Nimbus Mono PS" style:font-family-asian="'Nimbus Mono PS'" style:font-family-generic-asian="modern" style:font-pitch-asian="fixed" style:font-name-complex="FreeSans" style:font-family-complex="FreeSans"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6T16:12:19.895265321</meta:creation-date>
    <meta:generator>LibreOffice/24.2.4.2$Linux_X86_64 LibreOffice_project/420$Build-2</meta:generator>
    <dc:date>2024-07-10T14:00:18.167646434</dc:date>
    <meta:editing-duration>P2DT10H57M38S</meta:editing-duration>
    <meta:editing-cycles>35</meta:editing-cycles>
    <meta:document-statistic meta:table-count="0" meta:image-count="0" meta:object-count="0" meta:page-count="9" meta:paragraph-count="95" meta:word-count="5483" meta:character-count="35702" meta:non-whitespace-character-count="30272"/>
  </office:meta>
</office:document-meta>
</file>